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style:contextual-spacing="false" fo:text-indent="0cm" style:auto-text-indent="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T1"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utorial: Intro to React</text:h>
      <text:p text:style-name="Quotations">These docs are old and won’t be updated. Go to <text:a xlink:type="simple" xlink:href="https://react.dev/" office:target-frame-name="_blank" xlink:show="new" text:style-name="Internet_20_link" text:visited-style-name="Visited_20_Internet_20_Link">react.dev</text:a> for the new React docs.</text:p>
      <text:p text:style-name="Quotations">The updated <text:a xlink:type="simple" xlink:href="https://react.dev/learn/tutorial-tic-tac-toe" office:target-frame-name="_blank" xlink:show="new" text:style-name="Internet_20_link" text:visited-style-name="Visited_20_Internet_20_Link">Tutorial</text:a> teaches modern React and includes live examples.</text:p>
      <text:p text:style-name="Text_20_body">This tutorial doesn’t assume any existing React knowledge.</text:p>
      <text:h text:style-name="Heading_20_2" text:outline-level="2"><text:bookmark text:name="before-we-start-the-tutorial"/>Before We Start the Tutorial </text:h>
      <text:p text:style-name="Text_20_body">We will build a small game during this tutorial. <text:span text:style-name="Strong_20_Emphasis">You might be tempted to skip it because you’re not building games — but give it a chance.</text:span> The techniques you’ll learn in the tutorial are fundamental to building any React app, and mastering it will give you a deep understanding of React.</text:p>
      <text:p text:style-name="Quotations">Tip</text:p>
      <text:p text:style-name="Quotations">This tutorial is designed for people who prefer to <text:span text:style-name="Strong_20_Emphasis">learn by doing</text:span>. If you prefer learning concepts from the ground up, check out our <text:a xlink:type="simple" xlink:href="https://legacy.reactjs.org/docs/hello-world.html" text:style-name="Internet_20_link" text:visited-style-name="Visited_20_Internet_20_Link">step-by-step guide</text:a>. You might find this tutorial and the guide complementary to each other.</text:p>
      <text:p text:style-name="Text_20_body">The tutorial is divided into several sections:</text:p>
      <text:list xml:id="list2501728963" text:style-name="L1">
        <text:list-item>
          <text:p text:style-name="P5"><text:a xlink:type="simple" xlink:href="https://legacy.reactjs.org/tutorial/tutorial.html#setup-for-the-tutorial" text:style-name="Internet_20_link" text:visited-style-name="Visited_20_Internet_20_Link">Setup for the Tutorial</text:a> will give you <text:span text:style-name="Strong_20_Emphasis">a starting point</text:span> to follow the tutorial. </text:p>
        </text:list-item>
        <text:list-item>
          <text:p text:style-name="P5"><text:a xlink:type="simple" xlink:href="https://legacy.reactjs.org/tutorial/tutorial.html#overview" text:style-name="Internet_20_link" text:visited-style-name="Visited_20_Internet_20_Link">Overview</text:a> will teach you <text:span text:style-name="Strong_20_Emphasis">the fundamentals</text:span> of React: components, props, and state. </text:p>
        </text:list-item>
        <text:list-item>
          <text:p text:style-name="P5"><text:a xlink:type="simple" xlink:href="https://legacy.reactjs.org/tutorial/tutorial.html#completing-the-game" text:style-name="Internet_20_link" text:visited-style-name="Visited_20_Internet_20_Link">Completing the Game</text:a> will teach you <text:span text:style-name="Strong_20_Emphasis">the most common techniques</text:span> in React development. </text:p>
        </text:list-item>
        <text:list-item>
          <text:p text:style-name="P4"><text:a xlink:type="simple" xlink:href="https://legacy.reactjs.org/tutorial/tutorial.html#adding-time-travel" text:style-name="Internet_20_link" text:visited-style-name="Visited_20_Internet_20_Link">Adding Time Travel</text:a> will give you <text:span text:style-name="Strong_20_Emphasis">a deeper insight</text:span> into the unique strengths of React. </text:p>
        </text:list-item>
      </text:list>
      <text:p text:style-name="Text_20_body">You don’t have to complete all of the sections at once to get the value out of this tutorial. Try to get as far as you can — even if it’s one or two sections.</text:p>
      <text:h text:style-name="Heading_20_3" text:outline-level="3"><text:bookmark text:name="what-are-we-building"/>What Are We Building? </text:h>
      <text:p text:style-name="Text_20_body">In this tutorial, we’ll show how to build an interactive tic-tac-toe game with React.</text:p>
      <text:p text:style-name="Text_20_body">You can see what we’ll be building here: <text:a xlink:type="simple" xlink:href="https://codepen.io/gaearon/pen/gWWZgR?editors=0010" office:target-frame-name="_blank" xlink:show="new" text:style-name="Internet_20_link" text:visited-style-name="Visited_20_Internet_20_Link"><text:span text:style-name="Strong_20_Emphasis">Final Result</text:span></text:a>. If the code doesn’t make sense to you, or if you are unfamiliar with the code’s syntax, don’t worry! The goal of this tutorial is to help you understand React and its syntax.</text:p>
      <text:p text:style-name="Text_20_body">We recommend that you check out the tic-tac-toe game before continuing with the tutorial. One of the features that you’ll notice is that there is a numbered list to the right of the game’s board. This list gives you a history of all of the moves that have occurred in the game, and it is updated as the game progresses.</text:p>
      <text:p text:style-name="Text_20_body">You can close the tic-tac-toe game once you’re familiar with it. We’ll be starting from a simpler template in this tutorial. Our next step is to set you up so that you can start building the game.</text:p>
      <text:h text:style-name="Heading_20_3" text:outline-level="3"><text:bookmark text:name="prerequisites"/>Prerequisites </text:h>
      <text:p text:style-name="Text_20_body">We’ll assume that you have some familiarity with HTML and JavaScript, but you should be able to follow along even if you’re coming from a different programming language. We’ll also assume that <text:soft-page-break/>you’re familiar with programming concepts like functions, objects, arrays, and to a lesser extent, classes.</text:p>
      <text:p text:style-name="Text_20_body">If you need to review JavaScript, we recommend reading <text:a xlink:type="simple" xlink:href="https://developer.mozilla.org/en-US/docs/Web/JavaScript/A_re-introduction_to_JavaScript" office:target-frame-name="_blank" xlink:show="new" text:style-name="Internet_20_link" text:visited-style-name="Visited_20_Internet_20_Link">this guide</text:a>. Note that we’re also using some features from ES6 — a recent version of JavaScript. In this tutorial, we’re using <text:a xlink:type="simple" xlink:href="https://developer.mozilla.org/en-US/docs/Web/JavaScript/Reference/Functions/Arrow_functions" office:target-frame-name="_blank" xlink:show="new" text:style-name="Internet_20_link" text:visited-style-name="Visited_20_Internet_20_Link">arrow functions</text:a>, <text:a xlink:type="simple" xlink:href="https://developer.mozilla.org/en-US/docs/Web/JavaScript/Reference/Classes" office:target-frame-name="_blank" xlink:show="new" text:style-name="Internet_20_link" text:visited-style-name="Visited_20_Internet_20_Link">classes</text:a>, <text:a xlink:type="simple" xlink:href="https://developer.mozilla.org/en-US/docs/Web/JavaScript/Reference/Statements/let" office:target-frame-name="_blank" xlink:show="new" text:style-name="Internet_20_link" text:visited-style-name="Visited_20_Internet_20_Link"><text:span text:style-name="Source_20_Text">let</text:span></text:a>, and <text:a xlink:type="simple" xlink:href="https://developer.mozilla.org/en-US/docs/Web/JavaScript/Reference/Statements/const" office:target-frame-name="_blank" xlink:show="new" text:style-name="Internet_20_link" text:visited-style-name="Visited_20_Internet_20_Link"><text:span text:style-name="Source_20_Text">const</text:span></text:a> statements. You can use the <text:a xlink:type="simple" xlink:href="https://babeljs.io/repl/#?presets=react&amp;code_lz=MYewdgzgLgBApgGzgWzmWBeGAeAFgRgD4AJRBEAGhgHcQAnBAEwEJsB6AwgbgChRJY_KAEMAlmDh0YWRiGABXVOgB0AczhQAokiVQAQgE8AkowAUAcjogQUcwEpeAJTjDgUACIB5ALLK6aRklTRBQ0KCohMQk6Bx4gA" office:target-frame-name="_blank" xlink:show="new" text:style-name="Internet_20_link" text:visited-style-name="Visited_20_Internet_20_Link">Babel REPL</text:a> to check what ES6 code compiles to.</text:p>
      <text:h text:style-name="Heading_20_2" text:outline-level="2"><text:bookmark text:name="setup-for-the-tutorial"/>Setup for the Tutorial </text:h>
      <text:p text:style-name="Text_20_body">There are two ways to complete this tutorial: you can either write the code in your browser, or you can set up a local development environment on your computer.</text:p>
      <text:h text:style-name="Heading_20_3" text:outline-level="3"><text:bookmark text:name="setup-option-1-write-code-in-the-browser"/>Setup Option 1: Write Code in the Browser </text:h>
      <text:p text:style-name="Text_20_body">This is the quickest way to get started!</text:p>
      <text:p text:style-name="Text_20_body">First, open this <text:a xlink:type="simple" xlink:href="https://codepen.io/gaearon/pen/oWWQNa?editors=0010" office:target-frame-name="_blank" xlink:show="new" text:style-name="Internet_20_link" text:visited-style-name="Visited_20_Internet_20_Link"><text:span text:style-name="Strong_20_Emphasis">Starter Code</text:span></text:a> in a new tab. The new tab should display an empty tic-tac-toe game board and React code. We will be editing the React code in this tutorial.</text:p>
      <text:p text:style-name="Text_20_body">You can now skip the second setup option, and go to the <text:a xlink:type="simple" xlink:href="https://legacy.reactjs.org/tutorial/tutorial.html#overview" text:style-name="Internet_20_link" text:visited-style-name="Visited_20_Internet_20_Link">Overview</text:a> section to get an overview of React.</text:p>
      <text:h text:style-name="Heading_20_3" text:outline-level="3"><text:bookmark text:name="setup-option-2-local-development-environment"/>Setup Option 2: Local Development Environment </text:h>
      <text:p text:style-name="Text_20_body">This is completely optional and not required for this tutorial!</text:p>
      <text:p text:style-name="Text_20_body"><text:line-break/><text:span text:style-name="T1">Optional: Instructions for following along locally using your preferred text editor</text:span> </text:p>
      <text:h text:style-name="Heading_20_3" text:outline-level="3"><text:bookmark text:name="help-im-stuck"/>Help, I’m Stuck! </text:h>
      <text:p text:style-name="Text_20_body">If you get stuck, check out the <text:a xlink:type="simple" xlink:href="https://legacy.reactjs.org/community/support.html" text:style-name="Internet_20_link" text:visited-style-name="Visited_20_Internet_20_Link">community support resources</text:a>. In particular, <text:a xlink:type="simple" xlink:href="https://discord.gg/reactiflux" office:target-frame-name="_blank" xlink:show="new" text:style-name="Internet_20_link" text:visited-style-name="Visited_20_Internet_20_Link">Reactiflux Chat</text:a> is a great way to get help quickly. If you don’t receive an answer, or if you remain stuck, please file an issue, and we’ll help you out.</text:p>
      <text:h text:style-name="Heading_20_2" text:outline-level="2"><text:bookmark text:name="overview"/>Overview </text:h>
      <text:p text:style-name="Text_20_body">Now that you’re set up, let’s get an overview of React!</text:p>
      <text:h text:style-name="Heading_20_3" text:outline-level="3"><text:bookmark text:name="what-is-react"/>What Is React? </text:h>
      <text:p text:style-name="Text_20_body">React is a declarative, efficient, and flexible JavaScript library for building user interfaces. It lets you compose complex UIs from small and isolated pieces of code called “components”.</text:p>
      <text:p text:style-name="Text_20_body">React has a few different kinds of components, but we’ll start with <text:span text:style-name="Source_20_Text">React.Component</text:span> subclasses:</text:p>
      <text:p text:style-name="Preformatted_20_Text"><text:span text:style-name="Source_20_Text">class ShoppingList extends React.Component {</text:span></text:p>
      <text:p text:style-name="Preformatted_20_Text"><text:span text:style-name="Source_20_Text"><text:s text:c="2"/>render() {</text:span></text:p>
      <text:p text:style-name="Preformatted_20_Text"><text:span text:style-name="Source_20_Text"><text:s text:c="4"/>return (</text:span></text:p>
      <text:p text:style-name="Preformatted_20_Text"><text:span text:style-name="Source_20_Text"><text:s text:c="6"/>&lt;div className="shopping-list"&gt;</text:span></text:p>
      <text:p text:style-name="Preformatted_20_Text"><text:span text:style-name="Source_20_Text"><text:s text:c="8"/>&lt;h1&gt;Shopping List for {this.props.name}&lt;/h1&gt;</text:span></text:p>
      <text:p text:style-name="Preformatted_20_Text"><text:span text:style-name="Source_20_Text"><text:s text:c="8"/>&lt;ul&gt;</text:span></text:p>
      <text:p text:style-name="Preformatted_20_Text"><text:soft-page-break/><text:span text:style-name="Source_20_Text"><text:s text:c="10"/>&lt;li&gt;Instagram&lt;/li&gt;</text:span></text:p>
      <text:p text:style-name="Preformatted_20_Text"><text:span text:style-name="Source_20_Text"><text:s text:c="10"/>&lt;li&gt;WhatsApp&lt;/li&gt;</text:span></text:p>
      <text:p text:style-name="Preformatted_20_Text"><text:span text:style-name="Source_20_Text"><text:s text:c="10"/>&lt;li&gt;Oculus&lt;/li&gt;</text:span></text:p>
      <text:p text:style-name="Preformatted_20_Text"><text:span text:style-name="Source_20_Text"><text:s text:c="8"/>&lt;/ul&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 Example usage: &lt;ShoppingList name="Mark" /&gt;</text:span></text:p>
      <text:p text:style-name="Text_20_body">We’ll get to the funny XML-like tags soon. We use components to tell React what we want to see on the screen. When our data changes, React will efficiently update and re-render our components.</text:p>
      <text:p text:style-name="Text_20_body">Here, ShoppingList is a <text:span text:style-name="Strong_20_Emphasis">React component class</text:span>, or <text:span text:style-name="Strong_20_Emphasis">React component type</text:span>. A component takes in parameters, called <text:span text:style-name="Source_20_Text">props</text:span> (short for “properties”), and returns a hierarchy of views to display via the <text:span text:style-name="Source_20_Text">render</text:span> method.</text:p>
      <text:p text:style-name="Text_20_body">The <text:span text:style-name="Source_20_Text">render</text:span> method returns a <text:span text:style-name="Emphasis">description</text:span> of what you want to see on the screen. React takes the description and displays the result. In particular, <text:span text:style-name="Source_20_Text">render</text:span> returns a <text:span text:style-name="Strong_20_Emphasis">React element</text:span>, which is a lightweight description of what to render. Most React developers use a special syntax called “JSX” which makes these structures easier to write. The <text:span text:style-name="Source_20_Text">&lt;div /&gt;</text:span> syntax is transformed at build time to <text:span text:style-name="Source_20_Text">React.createElement('div')</text:span>. The example above is equivalent to:</text:p>
      <text:p text:style-name="Preformatted_20_Text"><text:span text:style-name="Source_20_Text">return React.createElement('div', {className: 'shopping-list'},</text:span></text:p>
      <text:p text:style-name="Preformatted_20_Text"><text:span text:style-name="Source_20_Text"><text:s text:c="2"/>React.createElement('h1', /* ... h1 children ... */),</text:span></text:p>
      <text:p text:style-name="Preformatted_20_Text"><text:span text:style-name="Source_20_Text"><text:s text:c="2"/>React.createElement('ul', /* ... ul children ... */)</text:span></text:p>
      <text:p text:style-name="P1"><text:span text:style-name="Source_20_Text">);</text:span></text:p>
      <text:p text:style-name="Text_20_body"><text:a xlink:type="simple" xlink:href="https://babeljs.io/repl/#?presets=react&amp;code_lz=DwEwlgbgBAxgNgQwM5IHIILYFMC8AiJACwHsAHUsAOwHMBaOMJAFzwD4AoKKYQgRlYDKJclWpQAMoyZQAZsQBOUAN6l5ZJADpKmLAF9gAej4cuwAK5wTXbg1YBJSswTV5mQ7c7XgtgOqEETEgAguTuYFamtgDyMBZmSGFWhhYchuAQrADc7EA" office:target-frame-name="_blank" xlink:show="new" text:style-name="Internet_20_link" text:visited-style-name="Visited_20_Internet_20_Link">See full expanded version.</text:a></text:p>
      <text:p text:style-name="Text_20_body">If you’re curious, <text:span text:style-name="Source_20_Text">createElement()</text:span> is described in more detail in the <text:a xlink:type="simple" xlink:href="https://legacy.reactjs.org/docs/react-api.html#createelement" text:style-name="Internet_20_link" text:visited-style-name="Visited_20_Internet_20_Link">API reference</text:a>, but we won’t be using it in this tutorial. Instead, we will keep using JSX.</text:p>
      <text:p text:style-name="Text_20_body">JSX comes with the full power of JavaScript. You can put <text:span text:style-name="Emphasis">any</text:span> JavaScript expressions within braces inside JSX. Each React element is a JavaScript object that you can store in a variable or pass around in your program.</text:p>
      <text:p text:style-name="Text_20_body">The <text:span text:style-name="Source_20_Text">ShoppingList</text:span> component above only renders built-in DOM components like <text:span text:style-name="Source_20_Text">&lt;div /&gt;</text:span> and <text:span text:style-name="Source_20_Text">&lt;li /&gt;</text:span>. But you can compose and render custom React components too. For example, we can now refer to the whole shopping list by writing <text:span text:style-name="Source_20_Text">&lt;ShoppingList /&gt;</text:span>. Each React component is encapsulated and can operate independently; this allows you to build complex UIs from simple components.</text:p>
      <text:h text:style-name="Heading_20_3" text:outline-level="3"><text:bookmark text:name="inspecting-the-starter-code"/>Inspecting the Starter Code </text:h>
      <text:p text:style-name="Text_20_body">If you’re going to work on the tutorial <text:span text:style-name="Strong_20_Emphasis">in your browser,</text:span> open this code in a new tab: <text:a xlink:type="simple" xlink:href="https://codepen.io/gaearon/pen/oWWQNa?editors=0010" office:target-frame-name="_blank" xlink:show="new" text:style-name="Internet_20_link" text:visited-style-name="Visited_20_Internet_20_Link"><text:span text:style-name="Strong_20_Emphasis">Starter Code</text:span></text:a>. If you’re going to work on the tutorial <text:span text:style-name="Strong_20_Emphasis">locally,</text:span> instead open <text:span text:style-name="Source_20_Text">src/index.js</text:span> in your project folder (you have already touched this file during the <text:a xlink:type="simple" xlink:href="https://legacy.reactjs.org/tutorial/tutorial.html#setup-option-2-local-development-environment" text:style-name="Internet_20_link" text:visited-style-name="Visited_20_Internet_20_Link">setup</text:a>).</text:p>
      <text:p text:style-name="Text_20_body">This Starter Code is the base of what we’re building. We’ve provided the CSS styling so that you only need to focus on learning React and programming the tic-tac-toe game.</text:p>
      <text:p text:style-name="Text_20_body">By inspecting the code, you’ll notice that we have three React components:</text:p>
      <text:list xml:id="list4096827101" text:style-name="L2">
        <text:list-item>
          <text:p text:style-name="P7"><text:soft-page-break/>Square </text:p>
        </text:list-item>
        <text:list-item>
          <text:p text:style-name="P7">Board </text:p>
        </text:list-item>
        <text:list-item>
          <text:p text:style-name="P6">Game </text:p>
        </text:list-item>
      </text:list>
      <text:p text:style-name="Text_20_body">The Square component renders a single <text:span text:style-name="Source_20_Text">&lt;button&gt;</text:span> and the Board renders 9 squares. The Game component renders a board with placeholder values which we’ll modify later. There are currently no interactive components.</text:p>
      <text:h text:style-name="Heading_20_3" text:outline-level="3"><text:bookmark text:name="passing-data-through-props"/>Passing Data Through Props </text:h>
      <text:p text:style-name="Text_20_body">To get our feet wet, let’s try passing some data from our Board component to our Square component.</text:p>
      <text:p text:style-name="Text_20_body">We strongly recommend typing code by hand as you’re working through the tutorial and not using copy/paste. This will help you develop muscle memory and a stronger understanding.</text:p>
      <text:p text:style-name="Text_20_body">In Board’s <text:span text:style-name="Source_20_Text">renderSquare</text:span> method, change the code to pass a prop called <text:span text:style-name="Source_20_Text">value</text:span> to the Square:</text:p>
      <text:p text:style-name="Preformatted_20_Text"><text:span text:style-name="Source_20_Text">class Board extends React.Component {</text:span></text:p>
      <text:p text:style-name="Preformatted_20_Text"><text:span text:style-name="Source_20_Text"><text:s text:c="2"/>renderSquare(i) {</text:span></text:p>
      <text:p text:style-name="Preformatted_20_Text"><text:span text:style-name="Source_20_Text"><text:s text:c="4"/>return &lt;Square value={i} /&gt;; <text:s/>}</text:span></text:p>
      <text:p text:style-name="P1"><text:span text:style-name="Source_20_Text">}</text:span></text:p>
      <text:p text:style-name="Text_20_body">Change Square’s <text:span text:style-name="Source_20_Text">render</text:span> method to show that value by replacing <text:span text:style-name="Source_20_Text">{/* TODO */}</text:span> with <text:span text:style-name="Source_20_Text">{this.props.value}</text:span>:</text:p>
      <text:p text:style-name="Preformatted_20_Text"><text:span text:style-name="Source_20_Text">class Square extends React.Component {</text:span></text:p>
      <text:p text:style-name="Preformatted_20_Text"><text:span text:style-name="Source_20_Text"><text:s text:c="2"/>render() {</text:span></text:p>
      <text:p text:style-name="Preformatted_20_Text"><text:span text:style-name="Source_20_Text"><text:s text:c="4"/>return (</text:span></text:p>
      <text:p text:style-name="Preformatted_20_Text"><text:span text:style-name="Source_20_Text"><text:s text:c="6"/>&lt;button className="square"&gt;</text:span></text:p>
      <text:p text:style-name="Preformatted_20_Text"><text:span text:style-name="Source_20_Text"><text:s text:c="8"/>{this.props.value} <text:s text:c="5"/>&lt;/button&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Text_20_body">Before:</text:p>
      <text:p text:style-name="Text_20_body">After: You should see a number in each square in the rendered output.</text:p>
      <text:p text:style-name="Text_20_body"><text:a xlink:type="simple" xlink:href="https://codepen.io/gaearon/pen/aWWQOG?editors=0010" office:target-frame-name="_blank" xlink:show="new" text:style-name="Internet_20_link" text:visited-style-name="Visited_20_Internet_20_Link"><text:span text:style-name="Strong_20_Emphasis">View the full code at this point</text:span></text:a></text:p>
      <text:p text:style-name="Text_20_body">Congratulations! You’ve just “passed a prop” from a parent Board component to a child Square component. Passing props is how information flows in React apps, from parents to children.</text:p>
      <text:h text:style-name="Heading_20_3" text:outline-level="3"><text:bookmark text:name="making-an-interactive-component"/>Making an Interactive Component </text:h>
      <text:p text:style-name="Text_20_body">Let’s fill the Square component with an “X” when we click it. First, change the button tag that is returned from the Square component’s <text:span text:style-name="Source_20_Text">render()</text:span> function to this:</text:p>
      <text:p text:style-name="Preformatted_20_Text"><text:span text:style-name="Source_20_Text">class Square extends React.Component {</text:span></text:p>
      <text:p text:style-name="Preformatted_20_Text"><text:span text:style-name="Source_20_Text"><text:s text:c="2"/>render() {</text:span></text:p>
      <text:p text:style-name="Preformatted_20_Text"><text:span text:style-name="Source_20_Text"><text:s text:c="4"/>return (</text:span></text:p>
      <text:p text:style-name="Preformatted_20_Text"><text:span text:style-name="Source_20_Text"><text:s text:c="6"/>&lt;button className="square" onClick={function() { console.log('click'); }}&gt; <text:s text:c="7"/>{this.props.value}</text:span></text:p>
      <text:p text:style-name="Preformatted_20_Text"><text:span text:style-name="Source_20_Text"><text:s text:c="6"/>&lt;/button&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Text_20_body"><text:soft-page-break/>If you click on a Square now, you should see ‘click’ in your browser’s devtools console.</text:p>
      <text:p text:style-name="Quotations">Note</text:p>
      <text:p text:style-name="Quotations">To save typing and avoid the <text:a xlink:type="simple" xlink:href="https://yehudakatz.com/2011/08/11/understanding-javascript-function-invocation-and-this/" office:target-frame-name="_blank" xlink:show="new" text:style-name="Internet_20_link" text:visited-style-name="Visited_20_Internet_20_Link">confusing behavior of </text:a><text:a xlink:type="simple" xlink:href="https://yehudakatz.com/2011/08/11/understanding-javascript-function-invocation-and-this/" office:target-frame-name="_blank" xlink:show="new" text:style-name="Internet_20_link" text:visited-style-name="Visited_20_Internet_20_Link"><text:span text:style-name="Source_20_Text">this</text:span></text:a>, we will use the <text:a xlink:type="simple" xlink:href="https://developer.mozilla.org/en-US/docs/Web/JavaScript/Reference/Functions/Arrow_functions" office:target-frame-name="_blank" xlink:show="new" text:style-name="Internet_20_link" text:visited-style-name="Visited_20_Internet_20_Link">arrow function syntax</text:a> for event handlers here and further below:</text:p>
      <text:p text:style-name="P2"><text:span text:style-name="Source_20_Text">class Square extends React.Component {</text:span></text:p>
      <text:p text:style-name="P2"><text:span text:style-name="Source_20_Text"><text:s/>render() {</text:span></text:p>
      <text:p text:style-name="P2"><text:span text:style-name="Source_20_Text"><text:s text:c="3"/>return (</text:span></text:p>
      <text:p text:style-name="P2"><text:span text:style-name="Source_20_Text"><text:s text:c="5"/>&lt;button className="square" onClick={() =&gt; console.log('click')}&gt; <text:s text:c="6"/>{this.props.value}</text:span></text:p>
      <text:p text:style-name="P2"><text:span text:style-name="Source_20_Text"><text:s text:c="5"/>&lt;/button&gt;</text:span></text:p>
      <text:p text:style-name="P2"><text:span text:style-name="Source_20_Text"><text:s text:c="3"/>);</text:span></text:p>
      <text:p text:style-name="P2"><text:span text:style-name="Source_20_Text"><text:s/>}</text:span></text:p>
      <text:p text:style-name="P3"><text:span text:style-name="Source_20_Text">}</text:span></text:p>
      <text:p text:style-name="Quotations">Notice how with <text:span text:style-name="Source_20_Text">onClick={() =&gt; console.log('click')}</text:span>, we’re passing <text:span text:style-name="Emphasis">a function</text:span> as the <text:span text:style-name="Source_20_Text">onClick</text:span> prop. React will only call this function after a click. Forgetting <text:span text:style-name="Source_20_Text">() =&gt;</text:span> and writing <text:span text:style-name="Source_20_Text">onClick={console.log('click')}</text:span> is a common mistake, and would fire every time the component re-renders.</text:p>
      <text:p text:style-name="Text_20_body">As a next step, we want the Square component to “remember” that it got clicked, and fill it with an “X” mark. To “remember” things, components use <text:span text:style-name="Strong_20_Emphasis">state</text:span>.</text:p>
      <text:p text:style-name="Text_20_body">React components can have state by setting <text:span text:style-name="Source_20_Text">this.state</text:span> in their constructors. <text:span text:style-name="Source_20_Text">this.state</text:span> should be considered as private to a React component that it’s defined in. Let’s store the current value of the Square in <text:span text:style-name="Source_20_Text">this.state</text:span>, and change it when the Square is clicked.</text:p>
      <text:p text:style-name="Text_20_body">First, we’ll add a constructor to the class to initialize the state:</text:p>
      <text:p text:style-name="Preformatted_20_Text"><text:span text:style-name="Source_20_Text">class Square extends React.Component {</text:span></text:p>
      <text:p text:style-name="Preformatted_20_Text"><text:span text:style-name="Source_20_Text"><text:s text:c="2"/>constructor(props) { <text:s text:c="3"/>super(props); <text:s text:c="3"/>this.state = { <text:s text:c="5"/>value: null, <text:s text:c="3"/>}; <text:s/>}</text:span></text:p>
      <text:p text:style-name="Preformatted_20_Text"><text:span text:style-name="Source_20_Text"><text:s text:c="2"/>render() {</text:span></text:p>
      <text:p text:style-name="Preformatted_20_Text"><text:span text:style-name="Source_20_Text"><text:s text:c="4"/>return (</text:span></text:p>
      <text:p text:style-name="Preformatted_20_Text"><text:span text:style-name="Source_20_Text"><text:s text:c="6"/>&lt;button className="square" onClick={() =&gt; console.log('click')}&gt;</text:span></text:p>
      <text:p text:style-name="Preformatted_20_Text"><text:span text:style-name="Source_20_Text"><text:s text:c="8"/>{this.props.value}</text:span></text:p>
      <text:p text:style-name="Preformatted_20_Text"><text:span text:style-name="Source_20_Text"><text:s text:c="6"/>&lt;/button&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Quotations">Note</text:p>
      <text:p text:style-name="Quotations">In <text:a xlink:type="simple" xlink:href="https://developer.mozilla.org/en-US/docs/Web/JavaScript/Reference/Classes" office:target-frame-name="_blank" xlink:show="new" text:style-name="Internet_20_link" text:visited-style-name="Visited_20_Internet_20_Link">JavaScript classes</text:a>, you need to always call <text:span text:style-name="Source_20_Text">super</text:span> when defining the constructor of a subclass. All React component classes that have a <text:span text:style-name="Source_20_Text">constructor</text:span> should start with a <text:span text:style-name="Source_20_Text">super(props)</text:span> call.</text:p>
      <text:p text:style-name="Text_20_body">Now we’ll change the Square’s <text:span text:style-name="Source_20_Text">render</text:span> method to display the current state’s value when clicked:</text:p>
      <text:list xml:id="list341449992" text:style-name="L3">
        <text:list-item>
          <text:p text:style-name="P9">Replace <text:span text:style-name="Source_20_Text">this.props.value</text:span> with <text:span text:style-name="Source_20_Text">this.state.value</text:span> inside the <text:span text:style-name="Source_20_Text">&lt;button&gt;</text:span> tag. </text:p>
        </text:list-item>
        <text:list-item>
          <text:p text:style-name="P9">Replace the <text:span text:style-name="Source_20_Text">onClick={...}</text:span> event handler with <text:span text:style-name="Source_20_Text">onClick={() =&gt; this.setState({value: 'X'})}</text:span>. </text:p>
        </text:list-item>
        <text:list-item>
          <text:p text:style-name="P8">Put the <text:span text:style-name="Source_20_Text">className</text:span> and <text:span text:style-name="Source_20_Text">onClick</text:span> props on separate lines for better readability. </text:p>
        </text:list-item>
      </text:list>
      <text:p text:style-name="Text_20_body"><text:soft-page-break/>After these changes, the <text:span text:style-name="Source_20_Text">&lt;button&gt;</text:span> tag that is returned by the Square’s <text:span text:style-name="Source_20_Text">render</text:span> method looks like this:</text:p>
      <text:p text:style-name="Preformatted_20_Text"><text:span text:style-name="Source_20_Text">class Square extends React.Component {</text:span></text:p>
      <text:p text:style-name="Preformatted_20_Text"><text:span text:style-name="Source_20_Text"><text:s text:c="2"/>constructor(props) {</text:span></text:p>
      <text:p text:style-name="Preformatted_20_Text"><text:span text:style-name="Source_20_Text"><text:s text:c="4"/>super(props);</text:span></text:p>
      <text:p text:style-name="Preformatted_20_Text"><text:span text:style-name="Source_20_Text"><text:s text:c="4"/>this.state = {</text:span></text:p>
      <text:p text:style-name="Preformatted_20_Text"><text:span text:style-name="Source_20_Text"><text:s text:c="6"/>value: null,</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nder() {</text:span></text:p>
      <text:p text:style-name="Preformatted_20_Text"><text:span text:style-name="Source_20_Text"><text:s text:c="4"/>return (</text:span></text:p>
      <text:p text:style-name="Preformatted_20_Text"><text:span text:style-name="Source_20_Text"><text:s text:c="6"/>&lt;button</text:span></text:p>
      <text:p text:style-name="Preformatted_20_Text"><text:span text:style-name="Source_20_Text"><text:s text:c="8"/>className="square" <text:s text:c="7"/>onClick={() =&gt; this.setState({value: 'X'})} <text:s text:c="5"/>&gt;</text:span></text:p>
      <text:p text:style-name="Preformatted_20_Text"><text:span text:style-name="Source_20_Text"><text:s text:c="8"/>{this.state.value} <text:s text:c="5"/>&lt;/button&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Text_20_body">By calling <text:span text:style-name="Source_20_Text">this.setState</text:span> from an <text:span text:style-name="Source_20_Text">onClick</text:span> handler in the Square’s <text:span text:style-name="Source_20_Text">render</text:span> method, we tell React to re-render that Square whenever its <text:span text:style-name="Source_20_Text">&lt;button&gt;</text:span> is clicked. After the update, the Square’s <text:span text:style-name="Source_20_Text">this.state.value</text:span> will be <text:span text:style-name="Source_20_Text">'X'</text:span>, so we’ll see the <text:span text:style-name="Source_20_Text">X</text:span> on the game board. If you click on any Square, an <text:span text:style-name="Source_20_Text">X</text:span> should show up.</text:p>
      <text:p text:style-name="Text_20_body">When you call <text:span text:style-name="Source_20_Text">setState</text:span> in a component, React automatically updates the child components inside of it too.</text:p>
      <text:p text:style-name="Text_20_body"><text:a xlink:type="simple" xlink:href="https://codepen.io/gaearon/pen/VbbVLg?editors=0010" office:target-frame-name="_blank" xlink:show="new" text:style-name="Internet_20_link" text:visited-style-name="Visited_20_Internet_20_Link"><text:span text:style-name="Strong_20_Emphasis">View the full code at this point</text:span></text:a></text:p>
      <text:h text:style-name="Heading_20_3" text:outline-level="3"><text:bookmark text:name="developer-tools"/>Developer Tools </text:h>
      <text:p text:style-name="Text_20_body">The React Devtools extension for <text:a xlink:type="simple" xlink:href="https://chrome.google.com/webstore/detail/react-developer-tools/fmkadmapgofadopljbjfkapdkoienihi?hl=en" office:target-frame-name="_blank" xlink:show="new" text:style-name="Internet_20_link" text:visited-style-name="Visited_20_Internet_20_Link">Chrome</text:a> and <text:a xlink:type="simple" xlink:href="https://addons.mozilla.org/en-US/firefox/addon/react-devtools/" office:target-frame-name="_blank" xlink:show="new" text:style-name="Internet_20_link" text:visited-style-name="Visited_20_Internet_20_Link">Firefox</text:a> lets you inspect a React component tree with your browser’s developer tools.</text:p>
      <text:p text:style-name="Text_20_body">The React DevTools let you check the props and the state of your React components.</text:p>
      <text:p text:style-name="Text_20_body">After installing React DevTools, you can right-click on any element on the page, click “Inspect” to open the developer tools, and the React tabs (“⚛️ Components” and “⚛️ Profiler”) will appear as the last tabs to the right. Use “⚛️ Components” to inspect the component tree.</text:p>
      <text:p text:style-name="Text_20_body"><text:span text:style-name="Strong_20_Emphasis">However, note there are a few extra steps to get it working with CodePen:</text:span></text:p>
      <text:list xml:id="list1497728753" text:style-name="L4">
        <text:list-item>
          <text:p text:style-name="P11">Log in or register and confirm your email (required to prevent spam). </text:p>
        </text:list-item>
        <text:list-item>
          <text:p text:style-name="P11">Click the “Fork” button. </text:p>
        </text:list-item>
        <text:list-item>
          <text:p text:style-name="P11">Click “Change View” and then choose “Debug mode”. </text:p>
        </text:list-item>
        <text:list-item>
          <text:p text:style-name="P10">In the new tab that opens, the devtools should now have a React tab. </text:p>
        </text:list-item>
      </text:list>
      <text:h text:style-name="Heading_20_2" text:outline-level="2"><text:bookmark text:name="completing-the-game"/>Completing the Game </text:h>
      <text:p text:style-name="Text_20_body">We now have the basic building blocks for our tic-tac-toe game. To have a complete game, we now need to alternate placing “X”s and “O”s on the board, and we need a way to determine a winner.</text:p>
      <text:h text:style-name="Heading_20_3" text:outline-level="3"><text:bookmark text:name="lifting-state-up"/><text:soft-page-break/>Lifting State Up </text:h>
      <text:p text:style-name="Text_20_body">Currently, each Square component maintains the game’s state. To check for a winner, we’ll maintain the value of each of the 9 squares in one location.</text:p>
      <text:p text:style-name="Text_20_body">We may think that Board should just ask each Square for the Square’s state. Although this approach is possible in React, we discourage it because the code becomes difficult to understand, susceptible to bugs, and hard to refactor. Instead, the best approach is to store the game’s state in the parent Board component instead of in each Square. The Board component can tell each Square what to display by passing a prop, <text:a xlink:type="simple" xlink:href="https://legacy.reactjs.org/tutorial/tutorial.html#passing-data-through-props" text:style-name="Internet_20_link" text:visited-style-name="Visited_20_Internet_20_Link">just like we did when we passed a number to each Square</text:a>.</text:p>
      <text:p text:style-name="Text_20_body"><text:span text:style-name="Strong_20_Emphasis">To collect data from multiple children, or to have two child components communicate with each other, you need to declare the shared state in their parent component instead. The parent component can pass the state back down to the children by using props; this keeps the child components in sync with each other and with the parent component.</text:span></text:p>
      <text:p text:style-name="Text_20_body">Lifting state into a parent component is common when React components are refactored — let’s take this opportunity to try it out.</text:p>
      <text:p text:style-name="Text_20_body">Add a constructor to the Board and set the Board’s initial state to contain an array of 9 nulls corresponding to the 9 squares:</text:p>
      <text:p text:style-name="Preformatted_20_Text"><text:span text:style-name="Source_20_Text">class Board extends React.Component {</text:span></text:p>
      <text:p text:style-name="Preformatted_20_Text"><text:span text:style-name="Source_20_Text"><text:s text:c="2"/>constructor(props) { <text:s text:c="3"/>super(props); <text:s text:c="3"/>this.state = { <text:s text:c="5"/>squares: Array(9).fill(null), <text:s text:c="3"/>}; <text:s/>}</text:span></text:p>
      <text:p text:style-name="Preformatted_20_Text"><text:span text:style-name="Source_20_Text"><text:s text:c="2"/>renderSquare(i) {</text:span></text:p>
      <text:p text:style-name="Preformatted_20_Text"><text:span text:style-name="Source_20_Text"><text:s text:c="4"/>return &lt;Square value={i} /&gt;;</text:span></text:p>
      <text:p text:style-name="P1"><text:span text:style-name="Source_20_Text"><text:s text:c="2"/>}</text:span></text:p>
      <text:p text:style-name="Text_20_body">When we fill the board in later, the <text:span text:style-name="Source_20_Text">this.state.squares</text:span> array will look something like this:</text:p>
      <text:p text:style-name="Preformatted_20_Text"><text:span text:style-name="Source_20_Text">[</text:span></text:p>
      <text:p text:style-name="Preformatted_20_Text"><text:span text:style-name="Source_20_Text"><text:s text:c="2"/>'O', null, 'X',</text:span></text:p>
      <text:p text:style-name="Preformatted_20_Text"><text:span text:style-name="Source_20_Text"><text:s text:c="2"/>'X', 'X', 'O',</text:span></text:p>
      <text:p text:style-name="Preformatted_20_Text"><text:span text:style-name="Source_20_Text"><text:s text:c="2"/>'O', null, null,</text:span></text:p>
      <text:p text:style-name="P1"><text:span text:style-name="Source_20_Text">]</text:span></text:p>
      <text:p text:style-name="Text_20_body">The Board’s <text:span text:style-name="Source_20_Text">renderSquare</text:span> method currently looks like this:</text:p>
      <text:p text:style-name="Preformatted_20_Text"><text:span text:style-name="Source_20_Text"><text:s text:c="2"/>renderSquare(i) {</text:span></text:p>
      <text:p text:style-name="Preformatted_20_Text"><text:span text:style-name="Source_20_Text"><text:s text:c="4"/>return &lt;Square value={i} /&gt;;</text:span></text:p>
      <text:p text:style-name="P1"><text:span text:style-name="Source_20_Text"><text:s text:c="2"/>}</text:span></text:p>
      <text:p text:style-name="Text_20_body">In the beginning, we <text:a xlink:type="simple" xlink:href="https://legacy.reactjs.org/tutorial/tutorial.html#passing-data-through-props" text:style-name="Internet_20_link" text:visited-style-name="Visited_20_Internet_20_Link">passed the </text:a><text:a xlink:type="simple" xlink:href="https://legacy.reactjs.org/tutorial/tutorial.html#passing-data-through-props" text:style-name="Internet_20_link" text:visited-style-name="Visited_20_Internet_20_Link"><text:span text:style-name="Source_20_Text">value</text:span></text:a><text:a xlink:type="simple" xlink:href="https://legacy.reactjs.org/tutorial/tutorial.html#passing-data-through-props" text:style-name="Internet_20_link" text:visited-style-name="Visited_20_Internet_20_Link"> prop down</text:a> from the Board to show numbers from 0 to 8 in every Square. In a different previous step, we replaced the numbers with an “X” mark <text:a xlink:type="simple" xlink:href="https://legacy.reactjs.org/tutorial/tutorial.html#making-an-interactive-component" text:style-name="Internet_20_link" text:visited-style-name="Visited_20_Internet_20_Link">determined by Square’s own state</text:a>. This is why Square currently ignores the <text:span text:style-name="Source_20_Text">value</text:span> prop passed to it by the Board.</text:p>
      <text:p text:style-name="Text_20_body">We will now use the prop passing mechanism again. We will modify the Board to instruct each individual Square about its current value (<text:span text:style-name="Source_20_Text">'X'</text:span>, <text:span text:style-name="Source_20_Text">'O'</text:span>, or <text:span text:style-name="Source_20_Text">null</text:span>). We have already defined the <text:span text:style-name="Source_20_Text">squares</text:span> array in the Board’s constructor, and we will modify the Board’s <text:span text:style-name="Source_20_Text">renderSquare</text:span> method to read from it:</text:p>
      <text:p text:style-name="Preformatted_20_Text"><text:span text:style-name="Source_20_Text"><text:s text:c="2"/>renderSquare(i) {</text:span></text:p>
      <text:p text:style-name="P1"><text:span text:style-name="Source_20_Text"><text:s text:c="4"/>return &lt;Square value={this.state.squares[i]} /&gt;; <text:s/>}</text:span></text:p>
      <text:p text:style-name="Text_20_body"><text:soft-page-break/><text:a xlink:type="simple" xlink:href="https://codepen.io/gaearon/pen/gWWQPY?editors=0010" office:target-frame-name="_blank" xlink:show="new" text:style-name="Internet_20_link" text:visited-style-name="Visited_20_Internet_20_Link"><text:span text:style-name="Strong_20_Emphasis">View the full code at this point</text:span></text:a></text:p>
      <text:p text:style-name="Text_20_body">Each Square will now receive a <text:span text:style-name="Source_20_Text">value</text:span> prop that will either be <text:span text:style-name="Source_20_Text">'X'</text:span>, <text:span text:style-name="Source_20_Text">'O'</text:span>, or <text:span text:style-name="Source_20_Text">null</text:span> for empty squares.</text:p>
      <text:p text:style-name="Text_20_body">Next, we need to change what happens when a Square is clicked. The Board component now maintains which squares are filled. We need to create a way for the Square to update the Board’s state. Since state is considered to be private to a component that defines it, we cannot update the Board’s state directly from Square.</text:p>
      <text:p text:style-name="Text_20_body">Instead, we’ll pass down a function from the Board to the Square, and we’ll have Square call that function when a square is clicked. We’ll change the <text:span text:style-name="Source_20_Text">renderSquare</text:span> method in Board to:</text:p>
      <text:p text:style-name="Preformatted_20_Text"><text:span text:style-name="Source_20_Text"><text:s text:c="2"/>renderSquare(i) {</text:span></text:p>
      <text:p text:style-name="Preformatted_20_Text"><text:span text:style-name="Source_20_Text"><text:s text:c="4"/>return (</text:span></text:p>
      <text:p text:style-name="Preformatted_20_Text"><text:span text:style-name="Source_20_Text"><text:s text:c="6"/>&lt;Square</text:span></text:p>
      <text:p text:style-name="Preformatted_20_Text"><text:span text:style-name="Source_20_Text"><text:s text:c="8"/>value={this.state.squares[i]}</text:span></text:p>
      <text:p text:style-name="Preformatted_20_Text"><text:span text:style-name="Source_20_Text"><text:s text:c="8"/>onClick={() =&gt; this.handleClick(i)} <text:s text:c="5"/>/&gt;</text:span></text:p>
      <text:p text:style-name="Preformatted_20_Text"><text:span text:style-name="Source_20_Text"><text:s text:c="4"/>);</text:span></text:p>
      <text:p text:style-name="P1"><text:span text:style-name="Source_20_Text"><text:s text:c="2"/>}</text:span></text:p>
      <text:p text:style-name="Quotations">Note</text:p>
      <text:p text:style-name="Quotations">We split the returned element into multiple lines for readability, and added parentheses so that JavaScript doesn’t insert a semicolon after <text:span text:style-name="Source_20_Text">return</text:span> and break our code.</text:p>
      <text:p text:style-name="Text_20_body">Now we’re passing down two props from Board to Square: <text:span text:style-name="Source_20_Text">value</text:span> and <text:span text:style-name="Source_20_Text">onClick</text:span>. The <text:span text:style-name="Source_20_Text">onClick</text:span> prop is a function that Square can call when clicked. We’ll make the following changes to Square:</text:p>
      <text:list xml:id="list3408242281" text:style-name="L5">
        <text:list-item>
          <text:p text:style-name="P13">Replace <text:span text:style-name="Source_20_Text">this.state.value</text:span> with <text:span text:style-name="Source_20_Text">this.props.value</text:span> in Square’s <text:span text:style-name="Source_20_Text">render</text:span> method </text:p>
        </text:list-item>
        <text:list-item>
          <text:p text:style-name="P13">Replace <text:span text:style-name="Source_20_Text">this.setState()</text:span> with <text:span text:style-name="Source_20_Text">this.props.onClick()</text:span> in Square’s <text:span text:style-name="Source_20_Text">render</text:span> method </text:p>
        </text:list-item>
        <text:list-item>
          <text:p text:style-name="P12">Delete the <text:span text:style-name="Source_20_Text">constructor</text:span> from Square because Square no longer keeps track of the game’s state </text:p>
        </text:list-item>
      </text:list>
      <text:p text:style-name="Text_20_body">After these changes, the Square component looks like this:</text:p>
      <text:p text:style-name="Preformatted_20_Text"><text:span text:style-name="Source_20_Text">class Square extends React.Component { <text:s/>render() { <text:s text:c="3"/>return (</text:span></text:p>
      <text:p text:style-name="Preformatted_20_Text"><text:span text:style-name="Source_20_Text"><text:s text:c="6"/>&lt;button</text:span></text:p>
      <text:p text:style-name="Preformatted_20_Text"><text:span text:style-name="Source_20_Text"><text:s text:c="8"/>className="square"</text:span></text:p>
      <text:p text:style-name="Preformatted_20_Text"><text:span text:style-name="Source_20_Text"><text:s text:c="8"/>onClick={() =&gt; this.props.onClick()} <text:s text:c="5"/>&gt;</text:span></text:p>
      <text:p text:style-name="Preformatted_20_Text"><text:span text:style-name="Source_20_Text"><text:s text:c="8"/>{this.props.value} <text:s text:c="5"/>&lt;/button&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Text_20_body">When a Square is clicked, the <text:span text:style-name="Source_20_Text">onClick</text:span> function provided by the Board is called. Here’s a review of how this is achieved:</text:p>
      <text:list xml:id="list138729399" text:style-name="L6">
        <text:list-item>
          <text:p text:style-name="P15">The <text:span text:style-name="Source_20_Text">onClick</text:span> prop on the built-in DOM <text:span text:style-name="Source_20_Text">&lt;button&gt;</text:span> component tells React to set up a click event listener. </text:p>
        </text:list-item>
        <text:list-item>
          <text:p text:style-name="P15">When the button is clicked, React will call the <text:span text:style-name="Source_20_Text">onClick</text:span> event handler that is defined in Square’s <text:span text:style-name="Source_20_Text">render()</text:span> method. </text:p>
        </text:list-item>
        <text:list-item>
          <text:p text:style-name="P15"><text:soft-page-break/>This event handler calls <text:span text:style-name="Source_20_Text">this.props.onClick()</text:span>. The Square’s <text:span text:style-name="Source_20_Text">onClick</text:span> prop was specified by the Board. </text:p>
        </text:list-item>
        <text:list-item>
          <text:p text:style-name="P15">Since the Board passed <text:span text:style-name="Source_20_Text">onClick={() =&gt; this.handleClick(i)}</text:span> to Square, the Square calls the Board’s <text:span text:style-name="Source_20_Text">handleClick(i)</text:span> when clicked. </text:p>
        </text:list-item>
        <text:list-item>
          <text:p text:style-name="P14">We have not defined the <text:span text:style-name="Source_20_Text">handleClick()</text:span> method yet, so our code crashes. If you click a square now, you should see a red error screen saying something like “this.handleClick is not a function”. </text:p>
        </text:list-item>
      </text:list>
      <text:p text:style-name="Quotations">Note</text:p>
      <text:p text:style-name="Quotations">The DOM <text:span text:style-name="Source_20_Text">&lt;button&gt;</text:span> element’s <text:span text:style-name="Source_20_Text">onClick</text:span> attribute has a special meaning to React because it is a built-in component. For custom components like Square, the naming is up to you. We could give any name to the Square’s <text:span text:style-name="Source_20_Text">onClick</text:span> prop or Board’s <text:span text:style-name="Source_20_Text">handleClick</text:span> method, and the code would work the same. In React, it’s conventional to use <text:span text:style-name="Source_20_Text">on[Event]</text:span> names for props which represent events and <text:span text:style-name="Source_20_Text">handle[Event]</text:span> for the methods which handle the events.</text:p>
      <text:p text:style-name="Text_20_body">When we try to click a Square, we should get an error because we haven’t defined <text:span text:style-name="Source_20_Text">handleClick</text:span> yet. We’ll now add <text:span text:style-name="Source_20_Text">handleClick</text:span> to the Board class:</text:p>
      <text:p text:style-name="Preformatted_20_Text"><text:span text:style-name="Source_20_Text">class Board extends React.Component {</text:span></text:p>
      <text:p text:style-name="Preformatted_20_Text"><text:span text:style-name="Source_20_Text"><text:s text:c="2"/>constructor(props) {</text:span></text:p>
      <text:p text:style-name="Preformatted_20_Text"><text:span text:style-name="Source_20_Text"><text:s text:c="4"/>super(props);</text:span></text:p>
      <text:p text:style-name="Preformatted_20_Text"><text:span text:style-name="Source_20_Text"><text:s text:c="4"/>this.state = {</text:span></text:p>
      <text:p text:style-name="Preformatted_20_Text"><text:span text:style-name="Source_20_Text"><text:s text:c="6"/>squares: Array(9).fill(null),</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handleClick(i) { <text:s text:c="3"/>const squares = this.state.squares.slice(); <text:s text:c="3"/>squares[i] = 'X'; <text:s text:c="3"/>this.setState({squares: squares}); <text:s/>}</text:span></text:p>
      <text:p text:style-name="Preformatted_20_Text"><text:span text:style-name="Source_20_Text"><text:s text:c="2"/>renderSquare(i) {</text:span></text:p>
      <text:p text:style-name="Preformatted_20_Text"><text:span text:style-name="Source_20_Text"><text:s text:c="4"/>return (</text:span></text:p>
      <text:p text:style-name="Preformatted_20_Text"><text:span text:style-name="Source_20_Text"><text:s text:c="6"/>&lt;Square</text:span></text:p>
      <text:p text:style-name="Preformatted_20_Text"><text:span text:style-name="Source_20_Text"><text:s text:c="8"/>value={this.state.squares[i]}</text:span></text:p>
      <text:p text:style-name="Preformatted_20_Text"><text:span text:style-name="Source_20_Text"><text:s text:c="8"/>onClick={() =&gt; this.handleClick(i)}</text:span></text:p>
      <text:p text:style-name="Preformatted_20_Text"><text:span text:style-name="Source_20_Text"><text:s text:c="6"/>/&g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nder() {</text:span></text:p>
      <text:p text:style-name="Preformatted_20_Text"><text:span text:style-name="Source_20_Text"><text:s text:c="4"/>const status = 'Next player: X';</text:span></text:p>
      <text:p text:style-name="Preformatted_20_Text"/>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div className="status"&gt;{status}&lt;/div&gt;</text:span></text:p>
      <text:p text:style-name="Preformatted_20_Text"><text:span text:style-name="Source_20_Text"><text:s text:c="8"/>&lt;div className="board-row"&gt;</text:span></text:p>
      <text:p text:style-name="Preformatted_20_Text"><text:span text:style-name="Source_20_Text"><text:s text:c="10"/>{this.renderSquare(0)}</text:span></text:p>
      <text:p text:style-name="Preformatted_20_Text"><text:span text:style-name="Source_20_Text"><text:s text:c="10"/>{this.renderSquare(1)}</text:span></text:p>
      <text:p text:style-name="Preformatted_20_Text"><text:span text:style-name="Source_20_Text"><text:s text:c="10"/>{this.renderSquare(2)}</text:span></text:p>
      <text:p text:style-name="Preformatted_20_Text"><text:span text:style-name="Source_20_Text"><text:s text:c="8"/>&lt;/div&gt;</text:span></text:p>
      <text:p text:style-name="Preformatted_20_Text"><text:span text:style-name="Source_20_Text"><text:s text:c="8"/>&lt;div className="board-row"&gt;</text:span></text:p>
      <text:p text:style-name="Preformatted_20_Text"><text:span text:style-name="Source_20_Text"><text:s text:c="10"/>{this.renderSquare(3)}</text:span></text:p>
      <text:p text:style-name="Preformatted_20_Text"><text:span text:style-name="Source_20_Text"><text:s text:c="10"/>{this.renderSquare(4)}</text:span></text:p>
      <text:p text:style-name="Preformatted_20_Text"><text:span text:style-name="Source_20_Text"><text:s text:c="10"/>{this.renderSquare(5)}</text:span></text:p>
      <text:p text:style-name="Preformatted_20_Text"><text:span text:style-name="Source_20_Text"><text:s text:c="8"/>&lt;/div&gt;</text:span></text:p>
      <text:p text:style-name="Preformatted_20_Text"><text:span text:style-name="Source_20_Text"><text:s text:c="8"/>&lt;div className="board-row"&gt;</text:span></text:p>
      <text:p text:style-name="Preformatted_20_Text"><text:span text:style-name="Source_20_Text"><text:s text:c="10"/>{this.renderSquare(6)}</text:span></text:p>
      <text:p text:style-name="Preformatted_20_Text"><text:span text:style-name="Source_20_Text"><text:s text:c="10"/>{this.renderSquare(7)}</text:span></text:p>
      <text:p text:style-name="Preformatted_20_Text"><text:soft-page-break/><text:span text:style-name="Source_20_Text"><text:s text:c="10"/>{this.renderSquare(8)}</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Text_20_body"><text:a xlink:type="simple" xlink:href="https://codepen.io/gaearon/pen/ybbQJX?editors=0010" office:target-frame-name="_blank" xlink:show="new" text:style-name="Internet_20_link" text:visited-style-name="Visited_20_Internet_20_Link"><text:span text:style-name="Strong_20_Emphasis">View the full code at this point</text:span></text:a></text:p>
      <text:p text:style-name="Text_20_body">After these changes, we’re again able to click on the Squares to fill them, the same as we had before. However, now the state is stored in the Board component instead of the individual Square components. When the Board’s state changes, the Square components re-render automatically. Keeping the state of all squares in the Board component will allow it to determine the winner in the future.</text:p>
      <text:p text:style-name="Text_20_body">Since the Square components no longer maintain state, the Square components receive values from the Board component and inform the Board component when they’re clicked. In React terms, the Square components are now <text:span text:style-name="Strong_20_Emphasis">controlled components</text:span>. The Board has full control over them.</text:p>
      <text:p text:style-name="Text_20_body">Note how in <text:span text:style-name="Source_20_Text">handleClick</text:span>, we call <text:span text:style-name="Source_20_Text">.slice()</text:span> to create a copy of the <text:span text:style-name="Source_20_Text">squares</text:span> array to modify instead of modifying the existing array. We will explain why we create a copy of the <text:span text:style-name="Source_20_Text">squares</text:span> array in the next section.</text:p>
      <text:h text:style-name="Heading_20_3" text:outline-level="3"><text:bookmark text:name="why-immutability-is-important"/>Why Immutability Is Important </text:h>
      <text:p text:style-name="Text_20_body">In the previous code example, we suggested that you create a copy of the <text:span text:style-name="Source_20_Text">squares</text:span> array using the <text:span text:style-name="Source_20_Text">slice()</text:span> method instead of modifying the existing array. We’ll now discuss immutability and why immutability is important to learn.</text:p>
      <text:p text:style-name="Text_20_body">There are generally two approaches to changing data. The first approach is to <text:span text:style-name="Emphasis">mutate</text:span> the data by directly changing the data’s values. The second approach is to replace the data with a new copy which has the desired changes.</text:p>
      <text:h text:style-name="Heading_20_4" text:outline-level="4"><text:bookmark text:name="data-change-with-mutation"/>Data Change with Mutation </text:h>
      <text:p text:style-name="Preformatted_20_Text"><text:span text:style-name="Source_20_Text">var player = {score: 1, name: 'Jeff'};</text:span></text:p>
      <text:p text:style-name="Preformatted_20_Text"><text:span text:style-name="Source_20_Text">player.score = 2;</text:span></text:p>
      <text:p text:style-name="P1"><text:span text:style-name="Source_20_Text">// Now player is {score: 2, name: 'Jeff'}</text:span></text:p>
      <text:h text:style-name="Heading_20_4" text:outline-level="4"><text:bookmark text:name="data-change-without-mutation"/>Data Change without Mutation </text:h>
      <text:p text:style-name="Preformatted_20_Text"><text:span text:style-name="Source_20_Text">var player = {score: 1, name: 'Jeff'};</text:span></text:p>
      <text:p text:style-name="Preformatted_20_Text"/>
      <text:p text:style-name="Preformatted_20_Text"><text:span text:style-name="Source_20_Text">var newPlayer = Object.assign({}, player, {score: 2});</text:span></text:p>
      <text:p text:style-name="Preformatted_20_Text"><text:span text:style-name="Source_20_Text">// Now player is unchanged, but newPlayer is {score: 2, name: 'Jeff'}</text:span></text:p>
      <text:p text:style-name="Preformatted_20_Text"/>
      <text:p text:style-name="Preformatted_20_Text"><text:span text:style-name="Source_20_Text">// Or if you are using object spread syntax, you can write:</text:span></text:p>
      <text:p text:style-name="P1"><text:span text:style-name="Source_20_Text">// var newPlayer = {...player, score: 2};</text:span></text:p>
      <text:p text:style-name="Text_20_body">The end result is the same but by not mutating (or changing the underlying data) directly, we gain several benefits described below.</text:p>
      <text:h text:style-name="Heading_20_4" text:outline-level="4"><text:bookmark text:name="complex-features-become-simple"/><text:soft-page-break/>Complex Features Become Simple </text:h>
      <text:p text:style-name="Text_20_body">Immutability makes complex features much easier to implement. Later in this tutorial, we will implement a “time travel” feature that allows us to review the tic-tac-toe game’s history and “jump back” to previous moves. This functionality isn’t specific to games — an ability to undo and redo certain actions is a common requirement in applications. Avoiding direct data mutation lets us keep previous versions of the game’s history intact, and reuse them later.</text:p>
      <text:h text:style-name="Heading_20_4" text:outline-level="4"><text:bookmark text:name="detecting-changes"/>Detecting Changes </text:h>
      <text:p text:style-name="Text_20_body">Detecting changes in mutable objects is difficult because they are modified directly. This detection requires the mutable object to be compared to previous copies of itself and the entire object tree to be traversed.</text:p>
      <text:p text:style-name="Text_20_body">Detecting changes in immutable objects is considerably easier. If the immutable object that is being referenced is different than the previous one, then the object has changed.</text:p>
      <text:h text:style-name="Heading_20_4" text:outline-level="4"><text:bookmark text:name="determining-when-to-re-render-in-react"/>Determining When to Re-Render in React </text:h>
      <text:p text:style-name="Text_20_body">The main benefit of immutability is that it helps you build <text:span text:style-name="Emphasis">pure components</text:span> in React. Immutable data can easily determine if changes have been made, which helps to determine when a component requires re-rendering.</text:p>
      <text:p text:style-name="Text_20_body">You can learn more about <text:span text:style-name="Source_20_Text">shouldComponentUpdate()</text:span> and how you can build <text:span text:style-name="Emphasis">pure components</text:span> by reading <text:a xlink:type="simple" xlink:href="https://legacy.reactjs.org/docs/optimizing-performance.html#examples" text:style-name="Internet_20_link" text:visited-style-name="Visited_20_Internet_20_Link">Optimizing Performance</text:a>.</text:p>
      <text:h text:style-name="Heading_20_3" text:outline-level="3"><text:bookmark text:name="function-components"/>Function Components </text:h>
      <text:p text:style-name="Text_20_body">We’ll now change the Square to be a <text:span text:style-name="Strong_20_Emphasis">function component</text:span>.</text:p>
      <text:p text:style-name="Text_20_body">In React, <text:span text:style-name="Strong_20_Emphasis">function components</text:span> are a simpler way to write components that only contain a <text:span text:style-name="Source_20_Text">render</text:span> method and don’t have their own state. Instead of defining a class which extends <text:span text:style-name="Source_20_Text">React.Component</text:span>, we can write a function that takes <text:span text:style-name="Source_20_Text">props</text:span> as input and returns what should be rendered. Function components are less tedious to write than classes, and many components can be expressed this way.</text:p>
      <text:p text:style-name="Text_20_body">Replace the Square class with this function:</text:p>
      <text:p text:style-name="Preformatted_20_Text"><text:span text:style-name="Source_20_Text">function Square(props) {</text:span></text:p>
      <text:p text:style-name="Preformatted_20_Text"><text:span text:style-name="Source_20_Text"><text:s text:c="2"/>return (</text:span></text:p>
      <text:p text:style-name="Preformatted_20_Text"><text:span text:style-name="Source_20_Text"><text:s text:c="4"/>&lt;button className="square" onClick={props.onClick}&gt;</text:span></text:p>
      <text:p text:style-name="Preformatted_20_Text"><text:span text:style-name="Source_20_Text"><text:s text:c="6"/>{props.value}</text:span></text:p>
      <text:p text:style-name="Preformatted_20_Text"><text:span text:style-name="Source_20_Text"><text:s text:c="4"/>&lt;/button&gt;</text:span></text:p>
      <text:p text:style-name="Preformatted_20_Text"><text:span text:style-name="Source_20_Text"><text:s text:c="2"/>);</text:span></text:p>
      <text:p text:style-name="P1"><text:span text:style-name="Source_20_Text">}</text:span></text:p>
      <text:p text:style-name="Text_20_body">We have changed <text:span text:style-name="Source_20_Text">this.props</text:span> to <text:span text:style-name="Source_20_Text">props</text:span> both times it appears.</text:p>
      <text:p text:style-name="Text_20_body"><text:a xlink:type="simple" xlink:href="https://codepen.io/gaearon/pen/QvvJOv?editors=0010" office:target-frame-name="_blank" xlink:show="new" text:style-name="Internet_20_link" text:visited-style-name="Visited_20_Internet_20_Link"><text:span text:style-name="Strong_20_Emphasis">View the full code at this point</text:span></text:a></text:p>
      <text:p text:style-name="Quotations">Note</text:p>
      <text:p text:style-name="Quotations">When we modified the Square to be a function component, we also changed <text:span text:style-name="Source_20_Text">onClick={() =&gt; this.props.onClick()}</text:span> to a shorter <text:span text:style-name="Source_20_Text">onClick={props.onClick}</text:span> (note the lack of parentheses on <text:span text:style-name="Emphasis">both</text:span> sides).</text:p>
      <text:h text:style-name="Heading_20_3" text:outline-level="3"><text:bookmark text:name="taking-turns"/><text:soft-page-break/>Taking Turns </text:h>
      <text:p text:style-name="Text_20_body">We now need to fix an obvious defect in our tic-tac-toe game: the “O”s cannot be marked on the board.</text:p>
      <text:p text:style-name="Text_20_body">We’ll set the first move to be “X” by default. We can set this default by modifying the initial state in our Board constructor:</text:p>
      <text:p text:style-name="Preformatted_20_Text"><text:span text:style-name="Source_20_Text">class Board extends React.Component {</text:span></text:p>
      <text:p text:style-name="Preformatted_20_Text"><text:span text:style-name="Source_20_Text"><text:s text:c="2"/>constructor(props) {</text:span></text:p>
      <text:p text:style-name="Preformatted_20_Text"><text:span text:style-name="Source_20_Text"><text:s text:c="4"/>super(props);</text:span></text:p>
      <text:p text:style-name="Preformatted_20_Text"><text:span text:style-name="Source_20_Text"><text:s text:c="4"/>this.state = {</text:span></text:p>
      <text:p text:style-name="Preformatted_20_Text"><text:span text:style-name="Source_20_Text"><text:s text:c="6"/>squares: Array(9).fill(null),</text:span></text:p>
      <text:p text:style-name="Preformatted_20_Text"><text:span text:style-name="Source_20_Text"><text:s text:c="6"/>xIsNext: true, <text:s text:c="3"/>};</text:span></text:p>
      <text:p text:style-name="P1"><text:span text:style-name="Source_20_Text"><text:s text:c="2"/>}</text:span></text:p>
      <text:p text:style-name="Text_20_body">Each time a player moves, <text:span text:style-name="Source_20_Text">xIsNext</text:span> (a boolean) will be flipped to determine which player goes next and the game’s state will be saved. We’ll update the Board’s <text:span text:style-name="Source_20_Text">handleClick</text:span> function to flip the value of <text:span text:style-name="Source_20_Text">xIsNext</text:span>:</text:p>
      <text:p text:style-name="Preformatted_20_Text"><text:span text:style-name="Source_20_Text"><text:s text:c="2"/>handleClick(i) {</text:span></text:p>
      <text:p text:style-name="Preformatted_20_Text"><text:span text:style-name="Source_20_Text"><text:s text:c="4"/>const squares = this.state.squares.slice();</text:span></text:p>
      <text:p text:style-name="Preformatted_20_Text"><text:span text:style-name="Source_20_Text"><text:s text:c="4"/>squares[i] = this.state.xIsNext ? 'X' : 'O'; <text:s text:c="3"/>this.setState({</text:span></text:p>
      <text:p text:style-name="Preformatted_20_Text"><text:span text:style-name="Source_20_Text"><text:s text:c="6"/>squares: squares,</text:span></text:p>
      <text:p text:style-name="Preformatted_20_Text"><text:span text:style-name="Source_20_Text"><text:s text:c="6"/>xIsNext: !this.state.xIsNext, <text:s text:c="3"/>});</text:span></text:p>
      <text:p text:style-name="P1"><text:span text:style-name="Source_20_Text"><text:s text:c="2"/>}</text:span></text:p>
      <text:p text:style-name="Text_20_body">With this change, “X”s and “O”s can take turns. Try it!</text:p>
      <text:p text:style-name="Text_20_body">Let’s also change the “status” text in Board’s <text:span text:style-name="Source_20_Text">render</text:span> so that it displays which player has the next turn:</text:p>
      <text:p text:style-name="Preformatted_20_Text"><text:span text:style-name="Source_20_Text"><text:s text:c="2"/>render() {</text:span></text:p>
      <text:p text:style-name="Preformatted_20_Text"><text:span text:style-name="Source_20_Text"><text:s text:c="4"/>const status = 'Next player: ' + (this.state.xIsNext ? 'X' : 'O');</text:span></text:p>
      <text:p text:style-name="Preformatted_20_Text"><text:span text:style-name="Source_20_Text"><text:s text:c="4"/>return (</text:span></text:p>
      <text:p text:style-name="P1"><text:span text:style-name="Source_20_Text"><text:s text:c="6"/>// the rest has not changed</text:span></text:p>
      <text:p text:style-name="Text_20_body">After applying these changes, you should have this Board component:</text:p>
      <text:p text:style-name="Preformatted_20_Text"><text:span text:style-name="Source_20_Text">class Board extends React.Component {</text:span></text:p>
      <text:p text:style-name="Preformatted_20_Text"><text:span text:style-name="Source_20_Text"><text:s text:c="2"/>constructor(props) {</text:span></text:p>
      <text:p text:style-name="Preformatted_20_Text"><text:span text:style-name="Source_20_Text"><text:s text:c="4"/>super(props);</text:span></text:p>
      <text:p text:style-name="Preformatted_20_Text"><text:span text:style-name="Source_20_Text"><text:s text:c="4"/>this.state = {</text:span></text:p>
      <text:p text:style-name="Preformatted_20_Text"><text:span text:style-name="Source_20_Text"><text:s text:c="6"/>squares: Array(9).fill(null),</text:span></text:p>
      <text:p text:style-name="Preformatted_20_Text"><text:span text:style-name="Source_20_Text"><text:s text:c="6"/>xIsNext: true, <text:s text:c="3"/>};</text:span></text:p>
      <text:p text:style-name="Preformatted_20_Text"><text:span text:style-name="Source_20_Text"><text:s text:c="2"/>}</text:span></text:p>
      <text:p text:style-name="Preformatted_20_Text"/>
      <text:p text:style-name="Preformatted_20_Text"><text:span text:style-name="Source_20_Text"><text:s text:c="2"/>handleClick(i) {</text:span></text:p>
      <text:p text:style-name="Preformatted_20_Text"><text:span text:style-name="Source_20_Text"><text:s text:c="4"/>const squares = this.state.squares.slice(); <text:s text:c="3"/>squares[i] = this.state.xIsNext ? 'X' : 'O'; <text:s text:c="3"/>this.setState({ <text:s text:c="5"/>squares: squares, <text:s text:c="5"/>xIsNext: !this.state.xIsNext, <text:s text:c="3"/>}); <text:s/>}</text:span></text:p>
      <text:p text:style-name="Preformatted_20_Text"/>
      <text:p text:style-name="Preformatted_20_Text"><text:span text:style-name="Source_20_Text"><text:s text:c="2"/>renderSquare(i) {</text:span></text:p>
      <text:p text:style-name="Preformatted_20_Text"><text:span text:style-name="Source_20_Text"><text:s text:c="4"/>return (</text:span></text:p>
      <text:p text:style-name="Preformatted_20_Text"><text:span text:style-name="Source_20_Text"><text:s text:c="6"/>&lt;Square</text:span></text:p>
      <text:p text:style-name="Preformatted_20_Text"><text:span text:style-name="Source_20_Text"><text:s text:c="8"/>value={this.state.squares[i]}</text:span></text:p>
      <text:p text:style-name="Preformatted_20_Text"><text:span text:style-name="Source_20_Text"><text:s text:c="8"/>onClick={() =&gt; this.handleClick(i)}</text:span></text:p>
      <text:p text:style-name="Preformatted_20_Text"><text:span text:style-name="Source_20_Text"><text:s text:c="6"/>/&g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oft-page-break/><text:span text:style-name="Source_20_Text"><text:s text:c="2"/>render() {</text:span></text:p>
      <text:p text:style-name="Preformatted_20_Text"><text:span text:style-name="Source_20_Text"><text:s text:c="4"/>const status = 'Next player: ' + (this.state.xIsNext ? 'X' : 'O');</text:span></text:p>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div className="status"&gt;{status}&lt;/div&gt;</text:span></text:p>
      <text:p text:style-name="Preformatted_20_Text"><text:span text:style-name="Source_20_Text"><text:s text:c="8"/>&lt;div className="board-row"&gt;</text:span></text:p>
      <text:p text:style-name="Preformatted_20_Text"><text:span text:style-name="Source_20_Text"><text:s text:c="10"/>{this.renderSquare(0)}</text:span></text:p>
      <text:p text:style-name="Preformatted_20_Text"><text:span text:style-name="Source_20_Text"><text:s text:c="10"/>{this.renderSquare(1)}</text:span></text:p>
      <text:p text:style-name="Preformatted_20_Text"><text:span text:style-name="Source_20_Text"><text:s text:c="10"/>{this.renderSquare(2)}</text:span></text:p>
      <text:p text:style-name="Preformatted_20_Text"><text:span text:style-name="Source_20_Text"><text:s text:c="8"/>&lt;/div&gt;</text:span></text:p>
      <text:p text:style-name="Preformatted_20_Text"><text:span text:style-name="Source_20_Text"><text:s text:c="8"/>&lt;div className="board-row"&gt;</text:span></text:p>
      <text:p text:style-name="Preformatted_20_Text"><text:span text:style-name="Source_20_Text"><text:s text:c="10"/>{this.renderSquare(3)}</text:span></text:p>
      <text:p text:style-name="Preformatted_20_Text"><text:span text:style-name="Source_20_Text"><text:s text:c="10"/>{this.renderSquare(4)}</text:span></text:p>
      <text:p text:style-name="Preformatted_20_Text"><text:span text:style-name="Source_20_Text"><text:s text:c="10"/>{this.renderSquare(5)}</text:span></text:p>
      <text:p text:style-name="Preformatted_20_Text"><text:span text:style-name="Source_20_Text"><text:s text:c="8"/>&lt;/div&gt;</text:span></text:p>
      <text:p text:style-name="Preformatted_20_Text"><text:span text:style-name="Source_20_Text"><text:s text:c="8"/>&lt;div className="board-row"&gt;</text:span></text:p>
      <text:p text:style-name="Preformatted_20_Text"><text:span text:style-name="Source_20_Text"><text:s text:c="10"/>{this.renderSquare(6)}</text:span></text:p>
      <text:p text:style-name="Preformatted_20_Text"><text:span text:style-name="Source_20_Text"><text:s text:c="10"/>{this.renderSquare(7)}</text:span></text:p>
      <text:p text:style-name="Preformatted_20_Text"><text:span text:style-name="Source_20_Text"><text:s text:c="10"/>{this.renderSquare(8)}</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Text_20_body"><text:a xlink:type="simple" xlink:href="https://codepen.io/gaearon/pen/KmmrBy?editors=0010" office:target-frame-name="_blank" xlink:show="new" text:style-name="Internet_20_link" text:visited-style-name="Visited_20_Internet_20_Link"><text:span text:style-name="Strong_20_Emphasis">View the full code at this point</text:span></text:a></text:p>
      <text:h text:style-name="Heading_20_3" text:outline-level="3"><text:bookmark text:name="declaring-a-winner"/>Declaring a Winner </text:h>
      <text:p text:style-name="Text_20_body">Now that we show which player’s turn is next, we should also show when the game is won and there are no more turns to make. Copy this helper function and paste it at the end of the file:</text:p>
      <text:p text:style-name="Preformatted_20_Text"><text:span text:style-name="Source_20_Text">function calculateWinner(squares) {</text:span></text:p>
      <text:p text:style-name="Preformatted_20_Text"><text:span text:style-name="Source_20_Text"><text:s text:c="2"/>const lines = [</text:span></text:p>
      <text:p text:style-name="Preformatted_20_Text"><text:span text:style-name="Source_20_Text"><text:s text:c="4"/>[0, 1, 2],</text:span></text:p>
      <text:p text:style-name="Preformatted_20_Text"><text:span text:style-name="Source_20_Text"><text:s text:c="4"/>[3, 4, 5],</text:span></text:p>
      <text:p text:style-name="Preformatted_20_Text"><text:span text:style-name="Source_20_Text"><text:s text:c="4"/>[6, 7, 8],</text:span></text:p>
      <text:p text:style-name="Preformatted_20_Text"><text:span text:style-name="Source_20_Text"><text:s text:c="4"/>[0, 3, 6],</text:span></text:p>
      <text:p text:style-name="Preformatted_20_Text"><text:span text:style-name="Source_20_Text"><text:s text:c="4"/>[1, 4, 7],</text:span></text:p>
      <text:p text:style-name="Preformatted_20_Text"><text:span text:style-name="Source_20_Text"><text:s text:c="4"/>[2, 5, 8],</text:span></text:p>
      <text:p text:style-name="Preformatted_20_Text"><text:span text:style-name="Source_20_Text"><text:s text:c="4"/>[0, 4, 8],</text:span></text:p>
      <text:p text:style-name="Preformatted_20_Text"><text:span text:style-name="Source_20_Text"><text:s text:c="4"/>[2, 4, 6],</text:span></text:p>
      <text:p text:style-name="Preformatted_20_Text"><text:span text:style-name="Source_20_Text"><text:s text:c="2"/>];</text:span></text:p>
      <text:p text:style-name="Preformatted_20_Text"><text:span text:style-name="Source_20_Text"><text:s text:c="2"/>for (let i = 0; i &lt; lines.length; i++) {</text:span></text:p>
      <text:p text:style-name="Preformatted_20_Text"><text:span text:style-name="Source_20_Text"><text:s text:c="4"/>const [a, b, c] = lines[i];</text:span></text:p>
      <text:p text:style-name="Preformatted_20_Text"><text:span text:style-name="Source_20_Text"><text:s text:c="4"/>if (squares[a] &amp;&amp; squares[a] === squares[b] &amp;&amp; squares[a] === squares[c]) {</text:span></text:p>
      <text:p text:style-name="Preformatted_20_Text"><text:span text:style-name="Source_20_Text"><text:s text:c="6"/>return squares[a];</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return null;</text:span></text:p>
      <text:p text:style-name="P1"><text:span text:style-name="Source_20_Text">}</text:span></text:p>
      <text:p text:style-name="Text_20_body">Given an array of 9 squares, this function will check for a winner and return <text:span text:style-name="Source_20_Text">'X'</text:span>, <text:span text:style-name="Source_20_Text">'O'</text:span>, or <text:span text:style-name="Source_20_Text">null</text:span> as appropriate.</text:p>
      <text:p text:style-name="Text_20_body">We will call <text:span text:style-name="Source_20_Text">calculateWinner(squares)</text:span> in the Board’s <text:span text:style-name="Source_20_Text">render</text:span> function to check if a player has won. If a player has won, we can display text such as “Winner: X” or “Winner: O”. We’ll replace the <text:span text:style-name="Source_20_Text">status</text:span> declaration in Board’s <text:span text:style-name="Source_20_Text">render</text:span> function with this code:</text:p>
      <text:p text:style-name="Preformatted_20_Text"><text:span text:style-name="Source_20_Text"><text:s text:c="2"/>render() {</text:span></text:p>
      <text:p text:style-name="Preformatted_20_Text"><text:soft-page-break/><text:span text:style-name="Source_20_Text"><text:s text:c="4"/>const winner = calculateWinner(this.state.squares); <text:s text:c="3"/>let status; <text:s text:c="3"/>if (winner) { <text:s text:c="5"/>status = 'Winner: ' + winner; <text:s text:c="3"/>} else { <text:s text:c="5"/>status = 'Next player: ' + (this.state.xIsNext ? 'X' : 'O'); <text:s text:c="3"/>}</text:span></text:p>
      <text:p text:style-name="Preformatted_20_Text"><text:span text:style-name="Source_20_Text"><text:s text:c="4"/>return (</text:span></text:p>
      <text:p text:style-name="P1"><text:span text:style-name="Source_20_Text"><text:s text:c="6"/>// the rest has not changed</text:span></text:p>
      <text:p text:style-name="Text_20_body">We can now change the Board’s <text:span text:style-name="Source_20_Text">handleClick</text:span> function to return early by ignoring a click if someone has won the game or if a Square is already filled:</text:p>
      <text:p text:style-name="Preformatted_20_Text"><text:span text:style-name="Source_20_Text"><text:s text:c="2"/>handleClick(i) {</text:span></text:p>
      <text:p text:style-name="Preformatted_20_Text"><text:span text:style-name="Source_20_Text"><text:s text:c="4"/>const squares = this.state.squares.slice();</text:span></text:p>
      <text:p text:style-name="Preformatted_20_Text"><text:span text:style-name="Source_20_Text"><text:s text:c="4"/>if (calculateWinner(squares) || squares[i]) { <text:s text:c="5"/>return; <text:s text:c="3"/>} <text:s text:c="3"/>squares[i] = this.state.xIsNext ? 'X' : 'O';</text:span></text:p>
      <text:p text:style-name="Preformatted_20_Text"><text:span text:style-name="Source_20_Text"><text:s text:c="4"/>this.setState({</text:span></text:p>
      <text:p text:style-name="Preformatted_20_Text"><text:span text:style-name="Source_20_Text"><text:s text:c="6"/>squares: squares,</text:span></text:p>
      <text:p text:style-name="Preformatted_20_Text"><text:span text:style-name="Source_20_Text"><text:s text:c="6"/>xIsNext: !this.state.xIsNext,</text:span></text:p>
      <text:p text:style-name="Preformatted_20_Text"><text:span text:style-name="Source_20_Text"><text:s text:c="4"/>});</text:span></text:p>
      <text:p text:style-name="P1"><text:span text:style-name="Source_20_Text"><text:s text:c="2"/>}</text:span></text:p>
      <text:p text:style-name="Text_20_body"><text:a xlink:type="simple" xlink:href="https://codepen.io/gaearon/pen/LyyXgK?editors=0010" office:target-frame-name="_blank" xlink:show="new" text:style-name="Internet_20_link" text:visited-style-name="Visited_20_Internet_20_Link"><text:span text:style-name="Strong_20_Emphasis">View the full code at this point</text:span></text:a></text:p>
      <text:p text:style-name="Text_20_body">Congratulations! You now have a working tic-tac-toe game. And you’ve just learned the basics of React too. So <text:span text:style-name="Emphasis">you’re</text:span> probably the real winner here.</text:p>
      <text:h text:style-name="Heading_20_2" text:outline-level="2"><text:bookmark text:name="adding-time-travel"/>Adding Time Travel </text:h>
      <text:p text:style-name="Text_20_body">As a final exercise, let’s make it possible to “go back in time” to the previous moves in the game.</text:p>
      <text:h text:style-name="Heading_20_3" text:outline-level="3"><text:bookmark text:name="storing-a-history-of-moves"/>Storing a History of Moves </text:h>
      <text:p text:style-name="Text_20_body">If we mutated the <text:span text:style-name="Source_20_Text">squares</text:span> array, implementing time travel would be very difficult.</text:p>
      <text:p text:style-name="Text_20_body">However, we used <text:span text:style-name="Source_20_Text">slice()</text:span> to create a new copy of the <text:span text:style-name="Source_20_Text">squares</text:span> array after every move, and <text:a xlink:type="simple" xlink:href="https://legacy.reactjs.org/tutorial/tutorial.html#why-immutability-is-important" text:style-name="Internet_20_link" text:visited-style-name="Visited_20_Internet_20_Link">treated it as immutable</text:a>. This will allow us to store every past version of the <text:span text:style-name="Source_20_Text">squares</text:span> array, and navigate between the turns that have already happened.</text:p>
      <text:p text:style-name="Text_20_body">We’ll store the past <text:span text:style-name="Source_20_Text">squares</text:span> arrays in another array called <text:span text:style-name="Source_20_Text">history</text:span>. The <text:span text:style-name="Source_20_Text">history</text:span> array represents all board states, from the first to the last move, and has a shape like this:</text:p>
      <text:p text:style-name="Preformatted_20_Text"><text:span text:style-name="Source_20_Text">history = [</text:span></text:p>
      <text:p text:style-name="Preformatted_20_Text"><text:span text:style-name="Source_20_Text"><text:s text:c="2"/>// Before first move</text:span></text:p>
      <text:p text:style-name="Preformatted_20_Text"><text:span text:style-name="Source_20_Text"><text:s text:c="2"/>{</text:span></text:p>
      <text:p text:style-name="Preformatted_20_Text"><text:span text:style-name="Source_20_Text"><text:s text:c="4"/>squares: [</text:span></text:p>
      <text:p text:style-name="Preformatted_20_Text"><text:span text:style-name="Source_20_Text"><text:s text:c="6"/>null, null, null,</text:span></text:p>
      <text:p text:style-name="Preformatted_20_Text"><text:span text:style-name="Source_20_Text"><text:s text:c="6"/>null, null, null,</text:span></text:p>
      <text:p text:style-name="Preformatted_20_Text"><text:span text:style-name="Source_20_Text"><text:s text:c="6"/>null, null, null,</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After first move</text:span></text:p>
      <text:p text:style-name="Preformatted_20_Text"><text:span text:style-name="Source_20_Text"><text:s text:c="2"/>{</text:span></text:p>
      <text:p text:style-name="Preformatted_20_Text"><text:span text:style-name="Source_20_Text"><text:s text:c="4"/>squares: [</text:span></text:p>
      <text:p text:style-name="Preformatted_20_Text"><text:span text:style-name="Source_20_Text"><text:s text:c="6"/>null, null, null,</text:span></text:p>
      <text:p text:style-name="Preformatted_20_Text"><text:span text:style-name="Source_20_Text"><text:s text:c="6"/>null, 'X', null,</text:span></text:p>
      <text:p text:style-name="Preformatted_20_Text"><text:span text:style-name="Source_20_Text"><text:s text:c="6"/>null, null, null,</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After second move</text:span></text:p>
      <text:p text:style-name="Preformatted_20_Text"><text:span text:style-name="Source_20_Text"><text:s text:c="2"/>{</text:span></text:p>
      <text:p text:style-name="Preformatted_20_Text"><text:span text:style-name="Source_20_Text"><text:s text:c="4"/>squares: [</text:span></text:p>
      <text:p text:style-name="Preformatted_20_Text"><text:soft-page-break/><text:span text:style-name="Source_20_Text"><text:s text:c="6"/>null, null, null,</text:span></text:p>
      <text:p text:style-name="Preformatted_20_Text"><text:span text:style-name="Source_20_Text"><text:s text:c="6"/>null, 'X', null,</text:span></text:p>
      <text:p text:style-name="Preformatted_20_Text"><text:span text:style-name="Source_20_Text"><text:s text:c="6"/>null, null, 'O',</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text:span></text:p>
      <text:p text:style-name="P1"><text:span text:style-name="Source_20_Text">]</text:span></text:p>
      <text:p text:style-name="Text_20_body">Now we need to decide which component should own the <text:span text:style-name="Source_20_Text">history</text:span> state.</text:p>
      <text:h text:style-name="Heading_20_3" text:outline-level="3"><text:bookmark text:name="lifting-state-up-again"/>Lifting State Up, Again </text:h>
      <text:p text:style-name="Text_20_body">We’ll want the top-level Game component to display a list of past moves. It will need access to the <text:span text:style-name="Source_20_Text">history</text:span> to do that, so we will place the <text:span text:style-name="Source_20_Text">history</text:span> state in the top-level Game component.</text:p>
      <text:p text:style-name="Text_20_body">Placing the <text:span text:style-name="Source_20_Text">history</text:span> state into the Game component lets us remove the <text:span text:style-name="Source_20_Text">squares</text:span> state from its child Board component. Just like we <text:a xlink:type="simple" xlink:href="https://legacy.reactjs.org/tutorial/tutorial.html#lifting-state-up" text:style-name="Internet_20_link" text:visited-style-name="Visited_20_Internet_20_Link">“lifted state up”</text:a> from the Square component into the Board component, we are now lifting it up from the Board into the top-level Game component. This gives the Game component full control over the Board’s data, and lets it instruct the Board to render previous turns from the <text:span text:style-name="Source_20_Text">history</text:span>.</text:p>
      <text:p text:style-name="Text_20_body">First, we’ll set up the initial state for the Game component within its constructor:</text:p>
      <text:p text:style-name="Preformatted_20_Text"><text:span text:style-name="Source_20_Text">class Game extends React.Component {</text:span></text:p>
      <text:p text:style-name="Preformatted_20_Text"><text:span text:style-name="Source_20_Text"><text:s text:c="2"/>constructor(props) { <text:s text:c="3"/>super(props); <text:s text:c="3"/>this.state = { <text:s text:c="5"/>history: [{ <text:s text:c="7"/>squares: Array(9).fill(null), <text:s text:c="5"/>}], <text:s text:c="5"/>xIsNext: true, <text:s text:c="3"/>}; <text:s/>}</text:span></text:p>
      <text:p text:style-name="Preformatted_20_Text"><text:span text:style-name="Source_20_Text"><text:s text:c="2"/>render() {</text:span></text:p>
      <text:p text:style-name="Preformatted_20_Text"><text:span text:style-name="Source_20_Text"><text:s text:c="4"/>return (</text:span></text:p>
      <text:p text:style-name="Preformatted_20_Text"><text:span text:style-name="Source_20_Text"><text:s text:c="6"/>&lt;div className="game"&gt;</text:span></text:p>
      <text:p text:style-name="Preformatted_20_Text"><text:span text:style-name="Source_20_Text"><text:s text:c="8"/>&lt;div className="game-board"&gt;</text:span></text:p>
      <text:p text:style-name="Preformatted_20_Text"><text:span text:style-name="Source_20_Text"><text:s text:c="10"/>&lt;Board /&gt;</text:span></text:p>
      <text:p text:style-name="Preformatted_20_Text"><text:span text:style-name="Source_20_Text"><text:s text:c="8"/>&lt;/div&gt;</text:span></text:p>
      <text:p text:style-name="Preformatted_20_Text"><text:span text:style-name="Source_20_Text"><text:s text:c="8"/>&lt;div className="game-info"&gt;</text:span></text:p>
      <text:p text:style-name="Preformatted_20_Text"><text:span text:style-name="Source_20_Text"><text:s text:c="10"/>&lt;div&gt;{/* status */}&lt;/div&gt;</text:span></text:p>
      <text:p text:style-name="Preformatted_20_Text"><text:span text:style-name="Source_20_Text"><text:s text:c="10"/>&lt;ol&gt;{/* TODO */}&lt;/ol&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Text_20_body">Next, we’ll have the Board component receive <text:span text:style-name="Source_20_Text">squares</text:span> and <text:span text:style-name="Source_20_Text">onClick</text:span> props from the Game component. Since we now have a single click handler in Board for many Squares, we’ll need to pass the location of each Square into the <text:span text:style-name="Source_20_Text">onClick</text:span> handler to indicate which Square was clicked. Here are the required steps to transform the Board component:</text:p>
      <text:list xml:id="list1752217212" text:style-name="L7">
        <text:list-item>
          <text:p text:style-name="P17">Delete the <text:span text:style-name="Source_20_Text">constructor</text:span> in Board. </text:p>
        </text:list-item>
        <text:list-item>
          <text:p text:style-name="P17">Replace <text:span text:style-name="Source_20_Text">this.state.squares[i]</text:span> with <text:span text:style-name="Source_20_Text">this.props.squares[i]</text:span> in Board’s <text:span text:style-name="Source_20_Text">renderSquare</text:span>. </text:p>
        </text:list-item>
        <text:list-item>
          <text:p text:style-name="P16">Replace <text:span text:style-name="Source_20_Text">this.handleClick(i)</text:span> with <text:span text:style-name="Source_20_Text">this.props.onClick(i)</text:span> in Board’s <text:span text:style-name="Source_20_Text">renderSquare</text:span>. </text:p>
        </text:list-item>
      </text:list>
      <text:p text:style-name="Text_20_body">The Board component now looks like this:</text:p>
      <text:p text:style-name="Preformatted_20_Text"><text:span text:style-name="Source_20_Text">class Board extends React.Component {</text:span></text:p>
      <text:p text:style-name="Preformatted_20_Text"><text:span text:style-name="Source_20_Text"><text:s text:c="2"/>handleClick(i) {</text:span></text:p>
      <text:p text:style-name="Preformatted_20_Text"><text:span text:style-name="Source_20_Text"><text:s text:c="4"/>const squares = this.state.squares.slice();</text:span></text:p>
      <text:p text:style-name="Preformatted_20_Text"><text:soft-page-break/><text:span text:style-name="Source_20_Text"><text:s text:c="4"/>if (calculateWinner(squares) || squares[i]) {</text:span></text:p>
      <text:p text:style-name="Preformatted_20_Text"><text:span text:style-name="Source_20_Text"><text:s text:c="6"/>return;</text:span></text:p>
      <text:p text:style-name="Preformatted_20_Text"><text:span text:style-name="Source_20_Text"><text:s text:c="4"/>}</text:span></text:p>
      <text:p text:style-name="Preformatted_20_Text"><text:span text:style-name="Source_20_Text"><text:s text:c="4"/>squares[i] = this.state.xIsNext ? 'X' : 'O';</text:span></text:p>
      <text:p text:style-name="Preformatted_20_Text"><text:span text:style-name="Source_20_Text"><text:s text:c="4"/>this.setState({</text:span></text:p>
      <text:p text:style-name="Preformatted_20_Text"><text:span text:style-name="Source_20_Text"><text:s text:c="6"/>squares: squares,</text:span></text:p>
      <text:p text:style-name="Preformatted_20_Text"><text:span text:style-name="Source_20_Text"><text:s text:c="6"/>xIsNext: !this.state.xIsNex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nderSquare(i) {</text:span></text:p>
      <text:p text:style-name="Preformatted_20_Text"><text:span text:style-name="Source_20_Text"><text:s text:c="4"/>return (</text:span></text:p>
      <text:p text:style-name="Preformatted_20_Text"><text:span text:style-name="Source_20_Text"><text:s text:c="6"/>&lt;Square</text:span></text:p>
      <text:p text:style-name="Preformatted_20_Text"><text:span text:style-name="Source_20_Text"><text:s text:c="8"/>value={this.props.squares[i]} <text:s text:c="7"/>onClick={() =&gt; this.props.onClick(i)} <text:s text:c="5"/>/&g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nder() {</text:span></text:p>
      <text:p text:style-name="Preformatted_20_Text"><text:span text:style-name="Source_20_Text"><text:s text:c="4"/>const winner = calculateWinner(this.state.squares);</text:span></text:p>
      <text:p text:style-name="Preformatted_20_Text"><text:span text:style-name="Source_20_Text"><text:s text:c="4"/>let status;</text:span></text:p>
      <text:p text:style-name="Preformatted_20_Text"><text:span text:style-name="Source_20_Text"><text:s text:c="4"/>if (winner) {</text:span></text:p>
      <text:p text:style-name="Preformatted_20_Text"><text:span text:style-name="Source_20_Text"><text:s text:c="6"/>status = 'Winner: ' + winner;</text:span></text:p>
      <text:p text:style-name="Preformatted_20_Text"><text:span text:style-name="Source_20_Text"><text:s text:c="4"/>} else {</text:span></text:p>
      <text:p text:style-name="Preformatted_20_Text"><text:span text:style-name="Source_20_Text"><text:s text:c="6"/>status = 'Next player: ' + (this.state.xIsNext ? 'X' : 'O');</text:span></text:p>
      <text:p text:style-name="Preformatted_20_Text"><text:span text:style-name="Source_20_Text"><text:s text:c="4"/>}</text:span></text:p>
      <text:p text:style-name="Preformatted_20_Text"/>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div className="status"&gt;{status}&lt;/div&gt;</text:span></text:p>
      <text:p text:style-name="Preformatted_20_Text"><text:span text:style-name="Source_20_Text"><text:s text:c="8"/>&lt;div className="board-row"&gt;</text:span></text:p>
      <text:p text:style-name="Preformatted_20_Text"><text:span text:style-name="Source_20_Text"><text:s text:c="10"/>{this.renderSquare(0)}</text:span></text:p>
      <text:p text:style-name="Preformatted_20_Text"><text:span text:style-name="Source_20_Text"><text:s text:c="10"/>{this.renderSquare(1)}</text:span></text:p>
      <text:p text:style-name="Preformatted_20_Text"><text:span text:style-name="Source_20_Text"><text:s text:c="10"/>{this.renderSquare(2)}</text:span></text:p>
      <text:p text:style-name="Preformatted_20_Text"><text:span text:style-name="Source_20_Text"><text:s text:c="8"/>&lt;/div&gt;</text:span></text:p>
      <text:p text:style-name="Preformatted_20_Text"><text:span text:style-name="Source_20_Text"><text:s text:c="8"/>&lt;div className="board-row"&gt;</text:span></text:p>
      <text:p text:style-name="Preformatted_20_Text"><text:span text:style-name="Source_20_Text"><text:s text:c="10"/>{this.renderSquare(3)}</text:span></text:p>
      <text:p text:style-name="Preformatted_20_Text"><text:span text:style-name="Source_20_Text"><text:s text:c="10"/>{this.renderSquare(4)}</text:span></text:p>
      <text:p text:style-name="Preformatted_20_Text"><text:span text:style-name="Source_20_Text"><text:s text:c="10"/>{this.renderSquare(5)}</text:span></text:p>
      <text:p text:style-name="Preformatted_20_Text"><text:span text:style-name="Source_20_Text"><text:s text:c="8"/>&lt;/div&gt;</text:span></text:p>
      <text:p text:style-name="Preformatted_20_Text"><text:span text:style-name="Source_20_Text"><text:s text:c="8"/>&lt;div className="board-row"&gt;</text:span></text:p>
      <text:p text:style-name="Preformatted_20_Text"><text:span text:style-name="Source_20_Text"><text:s text:c="10"/>{this.renderSquare(6)}</text:span></text:p>
      <text:p text:style-name="Preformatted_20_Text"><text:span text:style-name="Source_20_Text"><text:s text:c="10"/>{this.renderSquare(7)}</text:span></text:p>
      <text:p text:style-name="Preformatted_20_Text"><text:span text:style-name="Source_20_Text"><text:s text:c="10"/>{this.renderSquare(8)}</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Text_20_body">We’ll update the Game component’s <text:span text:style-name="Source_20_Text">render</text:span> function to use the most recent history entry to determine and display the game’s status:</text:p>
      <text:p text:style-name="Preformatted_20_Text"><text:span text:style-name="Source_20_Text"><text:s text:c="2"/>render() {</text:span></text:p>
      <text:p text:style-name="Preformatted_20_Text"><text:span text:style-name="Source_20_Text"><text:s text:c="4"/>const history = this.state.history; <text:s text:c="3"/>const current = history[history.length - 1]; <text:s text:c="3"/>const winner = calculateWinner(current.squares); <text:s text:c="3"/>let status; <text:s text:c="3"/>if (winner) { <text:s text:c="5"/>status = 'Winner: ' + winner; <text:s text:c="3"/>} else { <text:s text:c="5"/>status = 'Next player: ' + (this.state.xIsNext ? 'X' : 'O'); <text:s text:c="3"/>}</text:span></text:p>
      <text:p text:style-name="Preformatted_20_Text"><text:span text:style-name="Source_20_Text"><text:s text:c="4"/>return (</text:span></text:p>
      <text:p text:style-name="Preformatted_20_Text"><text:span text:style-name="Source_20_Text"><text:s text:c="6"/>&lt;div className="game"&gt;</text:span></text:p>
      <text:p text:style-name="Preformatted_20_Text"><text:span text:style-name="Source_20_Text"><text:s text:c="8"/>&lt;div className="game-board"&gt;</text:span></text:p>
      <text:p text:style-name="Preformatted_20_Text"><text:span text:style-name="Source_20_Text"><text:s text:c="10"/>&lt;Board <text:s text:c="11"/>squares={current.squares} <text:s text:c="11"/>onClick={(i) =&gt; this.handleClick(i)} <text:s text:c="9"/>/&gt; <text:s text:c="7"/>&lt;/div&gt;</text:span></text:p>
      <text:p text:style-name="Preformatted_20_Text"><text:soft-page-break/><text:span text:style-name="Source_20_Text"><text:s text:c="8"/>&lt;div className="game-info"&gt;</text:span></text:p>
      <text:p text:style-name="Preformatted_20_Text"><text:span text:style-name="Source_20_Text"><text:s text:c="10"/>&lt;div&gt;{status}&lt;/div&gt; <text:s text:c="9"/>&lt;ol&gt;{/* TODO */}&lt;/ol&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text:span></text:p>
      <text:p text:style-name="P1"><text:span text:style-name="Source_20_Text"><text:s text:c="2"/>}</text:span></text:p>
      <text:p text:style-name="Text_20_body">Since the Game component is now rendering the game’s status, we can remove the corresponding code from the Board’s <text:span text:style-name="Source_20_Text">render</text:span> method. After refactoring, the Board’s <text:span text:style-name="Source_20_Text">render</text:span> function looks like this:</text:p>
      <text:p text:style-name="Preformatted_20_Text"><text:span text:style-name="Source_20_Text"><text:s text:c="2"/>render() { <text:s text:c="3"/>return ( <text:s text:c="5"/>&lt;div&gt; <text:s text:c="7"/>&lt;div className="board-row"&gt; <text:s text:c="9"/>{this.renderSquare(0)}</text:span></text:p>
      <text:p text:style-name="Preformatted_20_Text"><text:span text:style-name="Source_20_Text"><text:s text:c="10"/>{this.renderSquare(1)}</text:span></text:p>
      <text:p text:style-name="Preformatted_20_Text"><text:span text:style-name="Source_20_Text"><text:s text:c="10"/>{this.renderSquare(2)}</text:span></text:p>
      <text:p text:style-name="Preformatted_20_Text"><text:span text:style-name="Source_20_Text"><text:s text:c="8"/>&lt;/div&gt;</text:span></text:p>
      <text:p text:style-name="Preformatted_20_Text"><text:span text:style-name="Source_20_Text"><text:s text:c="8"/>&lt;div className="board-row"&gt;</text:span></text:p>
      <text:p text:style-name="Preformatted_20_Text"><text:span text:style-name="Source_20_Text"><text:s text:c="10"/>{this.renderSquare(3)}</text:span></text:p>
      <text:p text:style-name="Preformatted_20_Text"><text:span text:style-name="Source_20_Text"><text:s text:c="10"/>{this.renderSquare(4)}</text:span></text:p>
      <text:p text:style-name="Preformatted_20_Text"><text:span text:style-name="Source_20_Text"><text:s text:c="10"/>{this.renderSquare(5)}</text:span></text:p>
      <text:p text:style-name="Preformatted_20_Text"><text:span text:style-name="Source_20_Text"><text:s text:c="8"/>&lt;/div&gt;</text:span></text:p>
      <text:p text:style-name="Preformatted_20_Text"><text:span text:style-name="Source_20_Text"><text:s text:c="8"/>&lt;div className="board-row"&gt;</text:span></text:p>
      <text:p text:style-name="Preformatted_20_Text"><text:span text:style-name="Source_20_Text"><text:s text:c="10"/>{this.renderSquare(6)}</text:span></text:p>
      <text:p text:style-name="Preformatted_20_Text"><text:span text:style-name="Source_20_Text"><text:s text:c="10"/>{this.renderSquare(7)}</text:span></text:p>
      <text:p text:style-name="Preformatted_20_Text"><text:span text:style-name="Source_20_Text"><text:s text:c="10"/>{this.renderSquare(8)}</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text:span></text:p>
      <text:p text:style-name="P1"><text:span text:style-name="Source_20_Text"><text:s text:c="2"/>}</text:span></text:p>
      <text:p text:style-name="Text_20_body">Finally, we need to move the <text:span text:style-name="Source_20_Text">handleClick</text:span> method from the Board component to the Game component. We also need to modify <text:span text:style-name="Source_20_Text">handleClick</text:span> because the Game component’s state is structured differently. Within the Game’s <text:span text:style-name="Source_20_Text">handleClick</text:span> method, we concatenate new history entries onto <text:span text:style-name="Source_20_Text">history</text:span>.</text:p>
      <text:p text:style-name="Preformatted_20_Text"><text:span text:style-name="Source_20_Text"><text:s text:c="2"/>handleClick(i) {</text:span></text:p>
      <text:p text:style-name="Preformatted_20_Text"><text:span text:style-name="Source_20_Text"><text:s text:c="4"/>const history = this.state.history; <text:s text:c="3"/>const current = history[history.length - 1]; <text:s text:c="3"/>const squares = current.squares.slice(); <text:s text:c="3"/>if (calculateWinner(squares) || squares[i]) {</text:span></text:p>
      <text:p text:style-name="Preformatted_20_Text"><text:span text:style-name="Source_20_Text"><text:s text:c="6"/>return;</text:span></text:p>
      <text:p text:style-name="Preformatted_20_Text"><text:span text:style-name="Source_20_Text"><text:s text:c="4"/>}</text:span></text:p>
      <text:p text:style-name="Preformatted_20_Text"><text:span text:style-name="Source_20_Text"><text:s text:c="4"/>squares[i] = this.state.xIsNext ? 'X' : 'O';</text:span></text:p>
      <text:p text:style-name="Preformatted_20_Text"><text:span text:style-name="Source_20_Text"><text:s text:c="4"/>this.setState({</text:span></text:p>
      <text:p text:style-name="Preformatted_20_Text"><text:span text:style-name="Source_20_Text"><text:s text:c="6"/>history: history.concat([{ <text:s text:c="7"/>squares: squares, <text:s text:c="5"/>}]), <text:s text:c="5"/>xIsNext: !this.state.xIsNext,</text:span></text:p>
      <text:p text:style-name="Preformatted_20_Text"><text:span text:style-name="Source_20_Text"><text:s text:c="4"/>});</text:span></text:p>
      <text:p text:style-name="P1"><text:span text:style-name="Source_20_Text"><text:s text:c="2"/>}</text:span></text:p>
      <text:p text:style-name="Quotations">Note</text:p>
      <text:p text:style-name="Quotations">Unlike the array <text:span text:style-name="Source_20_Text">push()</text:span> method you might be more familiar with, the <text:span text:style-name="Source_20_Text">concat()</text:span> method doesn’t mutate the original array, so we prefer it.</text:p>
      <text:p text:style-name="Text_20_body">At this point, the Board component only needs the <text:span text:style-name="Source_20_Text">renderSquare</text:span> and <text:span text:style-name="Source_20_Text">render</text:span> methods. The game’s state and the <text:span text:style-name="Source_20_Text">handleClick</text:span> method should be in the Game component.</text:p>
      <text:p text:style-name="Text_20_body"><text:a xlink:type="simple" xlink:href="https://codepen.io/gaearon/pen/EmmOqJ?editors=0010" office:target-frame-name="_blank" xlink:show="new" text:style-name="Internet_20_link" text:visited-style-name="Visited_20_Internet_20_Link"><text:span text:style-name="Strong_20_Emphasis">View the full code at this point</text:span></text:a></text:p>
      <text:h text:style-name="Heading_20_3" text:outline-level="3"><text:bookmark text:name="showing-the-past-moves"/><text:soft-page-break/>Showing the Past Moves </text:h>
      <text:p text:style-name="Text_20_body">Since we are recording the tic-tac-toe game’s history, we can now display it to the player as a list of past moves.</text:p>
      <text:p text:style-name="Text_20_body">We learned earlier that React elements are first-class JavaScript objects; we can pass them around in our applications. To render multiple items in React, we can use an array of React elements.</text:p>
      <text:p text:style-name="Text_20_body">In JavaScript, arrays have a <text:a xlink:type="simple" xlink:href="https://developer.mozilla.org/en-US/docs/Web/JavaScript/Reference/Global_Objects/Array/map" office:target-frame-name="_blank" xlink:show="new" text:style-name="Internet_20_link" text:visited-style-name="Visited_20_Internet_20_Link"><text:span text:style-name="Source_20_Text">map()</text:span></text:a><text:a xlink:type="simple" xlink:href="https://developer.mozilla.org/en-US/docs/Web/JavaScript/Reference/Global_Objects/Array/map" office:target-frame-name="_blank" xlink:show="new" text:style-name="Internet_20_link" text:visited-style-name="Visited_20_Internet_20_Link"> method</text:a> that is commonly used for mapping data to other data, for example:</text:p>
      <text:p text:style-name="Preformatted_20_Text"><text:span text:style-name="Source_20_Text">const numbers = [1, 2, 3];</text:span></text:p>
      <text:p text:style-name="P1"><text:span text:style-name="Source_20_Text">const doubled = numbers.map(x =&gt; x * 2); // [2, 4, 6]</text:span></text:p>
      <text:p text:style-name="Text_20_body">Using the <text:span text:style-name="Source_20_Text">map</text:span> method, we can map our history of moves to React elements representing buttons on the screen, and display a list of buttons to “jump” to past moves.</text:p>
      <text:p text:style-name="Text_20_body">Let’s <text:span text:style-name="Source_20_Text">map</text:span> over the <text:span text:style-name="Source_20_Text">history</text:span> in the Game’s <text:span text:style-name="Source_20_Text">render</text:span> method:</text:p>
      <text:p text:style-name="Preformatted_20_Text"><text:span text:style-name="Source_20_Text"><text:s text:c="2"/>render() {</text:span></text:p>
      <text:p text:style-name="Preformatted_20_Text"><text:span text:style-name="Source_20_Text"><text:s text:c="4"/>const history = this.state.history;</text:span></text:p>
      <text:p text:style-name="Preformatted_20_Text"><text:span text:style-name="Source_20_Text"><text:s text:c="4"/>const current = history[history.length - 1];</text:span></text:p>
      <text:p text:style-name="Preformatted_20_Text"><text:span text:style-name="Source_20_Text"><text:s text:c="4"/>const winner = calculateWinner(current.squares);</text:span></text:p>
      <text:p text:style-name="Preformatted_20_Text"/>
      <text:p text:style-name="Preformatted_20_Text"><text:span text:style-name="Source_20_Text"><text:s text:c="4"/>const moves = history.map((step, move) =&gt; { <text:s text:c="5"/>const desc = move ? <text:s text:c="7"/>'Go to move #' + move : <text:s text:c="7"/>'Go to game start'; <text:s text:c="5"/>return ( <text:s text:c="7"/>&lt;li&gt; <text:s text:c="9"/>&lt;button onClick={() =&gt; this.jumpTo(move)}&gt;{desc}&lt;/button&gt; <text:s text:c="7"/>&lt;/li&gt; <text:s text:c="5"/>); <text:s text:c="3"/>});</text:span></text:p>
      <text:p text:style-name="Preformatted_20_Text"><text:span text:style-name="Source_20_Text"><text:s text:c="4"/>let status;</text:span></text:p>
      <text:p text:style-name="Preformatted_20_Text"><text:span text:style-name="Source_20_Text"><text:s text:c="4"/>if (winner) {</text:span></text:p>
      <text:p text:style-name="Preformatted_20_Text"><text:span text:style-name="Source_20_Text"><text:s text:c="6"/>status = 'Winner: ' + winner;</text:span></text:p>
      <text:p text:style-name="Preformatted_20_Text"><text:span text:style-name="Source_20_Text"><text:s text:c="4"/>} else {</text:span></text:p>
      <text:p text:style-name="Preformatted_20_Text"><text:span text:style-name="Source_20_Text"><text:s text:c="6"/>status = 'Next player: ' + (this.state.xIsNext ? 'X' : 'O');</text:span></text:p>
      <text:p text:style-name="Preformatted_20_Text"><text:span text:style-name="Source_20_Text"><text:s text:c="4"/>}</text:span></text:p>
      <text:p text:style-name="Preformatted_20_Text"/>
      <text:p text:style-name="Preformatted_20_Text"><text:span text:style-name="Source_20_Text"><text:s text:c="4"/>return (</text:span></text:p>
      <text:p text:style-name="Preformatted_20_Text"><text:span text:style-name="Source_20_Text"><text:s text:c="6"/>&lt;div className="game"&gt;</text:span></text:p>
      <text:p text:style-name="Preformatted_20_Text"><text:span text:style-name="Source_20_Text"><text:s text:c="8"/>&lt;div className="game-board"&gt;</text:span></text:p>
      <text:p text:style-name="Preformatted_20_Text"><text:span text:style-name="Source_20_Text"><text:s text:c="10"/>&lt;Board</text:span></text:p>
      <text:p text:style-name="Preformatted_20_Text"><text:span text:style-name="Source_20_Text"><text:s text:c="12"/>squares={current.squares}</text:span></text:p>
      <text:p text:style-name="Preformatted_20_Text"><text:span text:style-name="Source_20_Text"><text:s text:c="12"/>onClick={(i) =&gt; this.handleClick(i)}</text:span></text:p>
      <text:p text:style-name="Preformatted_20_Text"><text:span text:style-name="Source_20_Text"><text:s text:c="10"/>/&gt;</text:span></text:p>
      <text:p text:style-name="Preformatted_20_Text"><text:span text:style-name="Source_20_Text"><text:s text:c="8"/>&lt;/div&gt;</text:span></text:p>
      <text:p text:style-name="Preformatted_20_Text"><text:span text:style-name="Source_20_Text"><text:s text:c="8"/>&lt;div className="game-info"&gt;</text:span></text:p>
      <text:p text:style-name="Preformatted_20_Text"><text:span text:style-name="Source_20_Text"><text:s text:c="10"/>&lt;div&gt;{status}&lt;/div&gt;</text:span></text:p>
      <text:p text:style-name="Preformatted_20_Text"><text:span text:style-name="Source_20_Text"><text:s text:c="10"/>&lt;ol&gt;{moves}&lt;/ol&gt; <text:s text:c="7"/>&lt;/div&gt;</text:span></text:p>
      <text:p text:style-name="Preformatted_20_Text"><text:span text:style-name="Source_20_Text"><text:s text:c="6"/>&lt;/div&gt;</text:span></text:p>
      <text:p text:style-name="Preformatted_20_Text"><text:span text:style-name="Source_20_Text"><text:s text:c="4"/>);</text:span></text:p>
      <text:p text:style-name="P1"><text:span text:style-name="Source_20_Text"><text:s text:c="2"/>}</text:span></text:p>
      <text:p text:style-name="Text_20_body"><text:a xlink:type="simple" xlink:href="https://codepen.io/gaearon/pen/EmmGEa?editors=0010" office:target-frame-name="_blank" xlink:show="new" text:style-name="Internet_20_link" text:visited-style-name="Visited_20_Internet_20_Link"><text:span text:style-name="Strong_20_Emphasis">View the full code at this point</text:span></text:a></text:p>
      <text:p text:style-name="Text_20_body">As we iterate through <text:span text:style-name="Source_20_Text">history</text:span> array, <text:span text:style-name="Source_20_Text">step</text:span> variable refers to the current <text:span text:style-name="Source_20_Text">history</text:span> element value, and <text:span text:style-name="Source_20_Text">move</text:span> refers to the current <text:span text:style-name="Source_20_Text">history</text:span> element index. We are only interested in <text:span text:style-name="Source_20_Text">move</text:span> here, hence <text:span text:style-name="Source_20_Text">step</text:span> is not getting assigned to anything.</text:p>
      <text:p text:style-name="Text_20_body">For each move in the tic-tac-toe game’s history, we create a list item <text:span text:style-name="Source_20_Text">&lt;li&gt;</text:span> which contains a button <text:span text:style-name="Source_20_Text">&lt;button&gt;</text:span>. The button has a <text:span text:style-name="Source_20_Text">onClick</text:span> handler which calls a method called <text:span text:style-name="Source_20_Text">this.jumpTo()</text:span>. <text:soft-page-break/>We haven’t implemented the <text:span text:style-name="Source_20_Text">jumpTo()</text:span> method yet. For now, we should see a list of the moves that have occurred in the game and a warning in the developer tools console that says:</text:p>
      <text:p text:style-name="Quotations">Warning: Each child in an array or iterator should have a unique “key” prop. Check the render method of “Game”.</text:p>
      <text:p text:style-name="Text_20_body">Let’s discuss what the above warning means.</text:p>
      <text:h text:style-name="Heading_20_3" text:outline-level="3"><text:bookmark text:name="picking-a-key"/>Picking a Key </text:h>
      <text:p text:style-name="Text_20_body">When we render a list, React stores some information about each rendered list item. When we update a list, React needs to determine what has changed. We could have added, removed, re-arranged, or updated the list’s items.</text:p>
      <text:p text:style-name="Text_20_body">Imagine transitioning from</text:p>
      <text:p text:style-name="Preformatted_20_Text"><text:span text:style-name="Source_20_Text">&lt;li&gt;Alexa: 7 tasks left&lt;/li&gt;</text:span></text:p>
      <text:p text:style-name="P1"><text:span text:style-name="Source_20_Text">&lt;li&gt;Ben: 5 tasks left&lt;/li&gt;</text:span></text:p>
      <text:p text:style-name="Text_20_body">to</text:p>
      <text:p text:style-name="Preformatted_20_Text"><text:span text:style-name="Source_20_Text">&lt;li&gt;Ben: 9 tasks left&lt;/li&gt;</text:span></text:p>
      <text:p text:style-name="Preformatted_20_Text"><text:span text:style-name="Source_20_Text">&lt;li&gt;Claudia: 8 tasks left&lt;/li&gt;</text:span></text:p>
      <text:p text:style-name="P1"><text:span text:style-name="Source_20_Text">&lt;li&gt;Alexa: 5 tasks left&lt;/li&gt;</text:span></text:p>
      <text:p text:style-name="Text_20_body">In addition to the updated counts, a human reading this would probably say that we swapped Alexa and Ben’s ordering and inserted Claudia between Alexa and Ben. However, React is a computer program and does not know what we intended. Because React cannot know our intentions, we need to specify a <text:span text:style-name="Emphasis">key</text:span> property for each list item to differentiate each list item from its siblings. One option would be to use the strings <text:span text:style-name="Source_20_Text">alexa</text:span>, <text:span text:style-name="Source_20_Text">ben</text:span>, <text:span text:style-name="Source_20_Text">claudia</text:span>. If we were displaying data from a database, Alexa, Ben, and Claudia’s database IDs could be used as keys.</text:p>
      <text:p text:style-name="P1"><text:span text:style-name="Source_20_Text">&lt;li key={user.id}&gt;{user.name}: {user.taskCount} tasks left&lt;/li&gt;</text:span></text:p>
      <text:p text:style-name="Text_20_body">When a list is re-rendered, React takes each list item’s key and searches the previous list’s items for a matching key. If the current list has a key that didn’t exist before, React creates a component. If the current list is missing a key that existed in the previous list, React destroys the previous component. If two keys match, the corresponding component is moved. Keys tell React about the identity of each component which allows React to maintain state between re-renders. If a component’s key changes, the component will be destroyed and re-created with a new state.</text:p>
      <text:p text:style-name="Text_20_body"><text:span text:style-name="Source_20_Text">key</text:span> is a special and reserved property in React (along with <text:span text:style-name="Source_20_Text">ref</text:span>, a more advanced feature). When an element is created, React extracts the <text:span text:style-name="Source_20_Text">key</text:span> property and stores the key directly on the returned element. Even though <text:span text:style-name="Source_20_Text">key</text:span> may look like it belongs in <text:span text:style-name="Source_20_Text">props</text:span>, <text:span text:style-name="Source_20_Text">key</text:span> cannot be referenced using <text:span text:style-name="Source_20_Text">this.props.key</text:span>. React automatically uses <text:span text:style-name="Source_20_Text">key</text:span> to decide which components to update. A component cannot inquire about its <text:span text:style-name="Source_20_Text">key</text:span>.</text:p>
      <text:p text:style-name="Text_20_body"><text:span text:style-name="Strong_20_Emphasis">It’s strongly recommended that you assign proper keys whenever you build dynamic lists.</text:span> If you don’t have an appropriate key, you may want to consider restructuring your data so that you do.</text:p>
      <text:p text:style-name="Text_20_body">If no key is specified, React will present a warning and use the array index as a key by default. Using the array index as a key is problematic when trying to re-order a list’s items or <text:soft-page-break/>inserting/removing list items. Explicitly passing <text:span text:style-name="Source_20_Text">key={i}</text:span> silences the warning but has the same problems as array indices and is not recommended in most cases.</text:p>
      <text:p text:style-name="Text_20_body">Keys do not need to be globally unique; they only need to be unique between components and their siblings.</text:p>
      <text:h text:style-name="Heading_20_3" text:outline-level="3"><text:bookmark text:name="implementing-time-travel"/>Implementing Time Travel </text:h>
      <text:p text:style-name="Text_20_body">In the tic-tac-toe game’s history, each past move has a unique ID associated with it: it’s the sequential number of the move. The moves are never re-ordered, deleted, or inserted in the middle, so it’s safe to use the move index as a key.</text:p>
      <text:p text:style-name="Text_20_body">In the Game component’s <text:span text:style-name="Source_20_Text">render</text:span> method, we can add the key as <text:span text:style-name="Source_20_Text">&lt;li key={move}&gt;</text:span> and React’s warning about keys should disappear:</text:p>
      <text:p text:style-name="Preformatted_20_Text"><text:span text:style-name="Source_20_Text"><text:s text:c="4"/>const moves = history.map((step, move) =&gt; {</text:span></text:p>
      <text:p text:style-name="Preformatted_20_Text"><text:span text:style-name="Source_20_Text"><text:s text:c="6"/>const desc = move ?</text:span></text:p>
      <text:p text:style-name="Preformatted_20_Text"><text:span text:style-name="Source_20_Text"><text:s text:c="8"/>'Go to move #' + move :</text:span></text:p>
      <text:p text:style-name="Preformatted_20_Text"><text:span text:style-name="Source_20_Text"><text:s text:c="8"/>'Go to game start';</text:span></text:p>
      <text:p text:style-name="Preformatted_20_Text"><text:span text:style-name="Source_20_Text"><text:s text:c="6"/>return (</text:span></text:p>
      <text:p text:style-name="Preformatted_20_Text"><text:span text:style-name="Source_20_Text"><text:s text:c="8"/>&lt;li key={move}&gt; <text:s text:c="9"/>&lt;button onClick={() =&gt; this.jumpTo(move)}&gt;{desc}&lt;/button&gt;</text:span></text:p>
      <text:p text:style-name="Preformatted_20_Text"><text:span text:style-name="Source_20_Text"><text:s text:c="8"/>&lt;/li&gt;</text:span></text:p>
      <text:p text:style-name="Preformatted_20_Text"><text:span text:style-name="Source_20_Text"><text:s text:c="6"/>);</text:span></text:p>
      <text:p text:style-name="P1"><text:span text:style-name="Source_20_Text"><text:s text:c="4"/>});</text:span></text:p>
      <text:p text:style-name="Text_20_body"><text:a xlink:type="simple" xlink:href="https://codepen.io/gaearon/pen/PmmXRE?editors=0010" office:target-frame-name="_blank" xlink:show="new" text:style-name="Internet_20_link" text:visited-style-name="Visited_20_Internet_20_Link"><text:span text:style-name="Strong_20_Emphasis">View the full code at this point</text:span></text:a></text:p>
      <text:p text:style-name="Text_20_body">Clicking any of the list item’s buttons throws an error because the <text:span text:style-name="Source_20_Text">jumpTo</text:span> method is undefined. Before we implement <text:span text:style-name="Source_20_Text">jumpTo</text:span>, we’ll add <text:span text:style-name="Source_20_Text">stepNumber</text:span> to the Game component’s state to indicate which step we’re currently viewing.</text:p>
      <text:p text:style-name="Text_20_body">First, add <text:span text:style-name="Source_20_Text">stepNumber: 0</text:span> to the initial state in Game’s <text:span text:style-name="Source_20_Text">constructor</text:span>:</text:p>
      <text:p text:style-name="Preformatted_20_Text"><text:span text:style-name="Source_20_Text">class Game extends React.Component {</text:span></text:p>
      <text:p text:style-name="Preformatted_20_Text"><text:span text:style-name="Source_20_Text"><text:s text:c="2"/>constructor(props) {</text:span></text:p>
      <text:p text:style-name="Preformatted_20_Text"><text:span text:style-name="Source_20_Text"><text:s text:c="4"/>super(props);</text:span></text:p>
      <text:p text:style-name="Preformatted_20_Text"><text:span text:style-name="Source_20_Text"><text:s text:c="4"/>this.state = {</text:span></text:p>
      <text:p text:style-name="Preformatted_20_Text"><text:span text:style-name="Source_20_Text"><text:s text:c="6"/>history: [{</text:span></text:p>
      <text:p text:style-name="Preformatted_20_Text"><text:span text:style-name="Source_20_Text"><text:s text:c="8"/>squares: Array(9).fill(null),</text:span></text:p>
      <text:p text:style-name="Preformatted_20_Text"><text:span text:style-name="Source_20_Text"><text:s text:c="6"/>}],</text:span></text:p>
      <text:p text:style-name="Preformatted_20_Text"><text:span text:style-name="Source_20_Text"><text:s text:c="6"/>stepNumber: 0, <text:s text:c="5"/>xIsNext: true,</text:span></text:p>
      <text:p text:style-name="Preformatted_20_Text"><text:span text:style-name="Source_20_Text"><text:s text:c="4"/>};</text:span></text:p>
      <text:p text:style-name="P1"><text:span text:style-name="Source_20_Text"><text:s text:c="2"/>}</text:span></text:p>
      <text:p text:style-name="Text_20_body">Next, we’ll define the <text:span text:style-name="Source_20_Text">jumpTo</text:span> method in Game to update that <text:span text:style-name="Source_20_Text">stepNumber</text:span>. We also set <text:span text:style-name="Source_20_Text">xIsNext</text:span> to true if the number that we’re changing <text:span text:style-name="Source_20_Text">stepNumber</text:span> to is even:</text:p>
      <text:p text:style-name="Preformatted_20_Text"><text:span text:style-name="Source_20_Text"><text:s text:c="2"/>handleClick(i) {</text:span></text:p>
      <text:p text:style-name="Preformatted_20_Text"><text:span text:style-name="Source_20_Text"><text:s text:c="4"/>// this method has not changed</text:span></text:p>
      <text:p text:style-name="Preformatted_20_Text"><text:span text:style-name="Source_20_Text"><text:s text:c="2"/>}</text:span></text:p>
      <text:p text:style-name="Preformatted_20_Text"/>
      <text:p text:style-name="Preformatted_20_Text"><text:span text:style-name="Source_20_Text"><text:s text:c="2"/>jumpTo(step) { <text:s text:c="3"/>this.setState({ <text:s text:c="5"/>stepNumber: step, <text:s text:c="5"/>xIsNext: (step % 2) === 0, <text:s text:c="3"/>}); <text:s/>}</text:span></text:p>
      <text:p text:style-name="Preformatted_20_Text"><text:span text:style-name="Source_20_Text"><text:s text:c="2"/>render() {</text:span></text:p>
      <text:p text:style-name="Preformatted_20_Text"><text:span text:style-name="Source_20_Text"><text:s text:c="4"/>// this method has not changed</text:span></text:p>
      <text:p text:style-name="P1"><text:span text:style-name="Source_20_Text"><text:s text:c="2"/>}</text:span></text:p>
      <text:p text:style-name="Text_20_body"><text:soft-page-break/>Notice in <text:span text:style-name="Source_20_Text">jumpTo</text:span> method, we haven’t updated <text:span text:style-name="Source_20_Text">history</text:span> property of the state. That is because state updates are merged or in more simple words React will update only the properties mentioned in <text:span text:style-name="Source_20_Text">setState</text:span> method leaving the remaining state as is. For more info <text:a xlink:type="simple" xlink:href="https://legacy.reactjs.org/docs/state-and-lifecycle.html#state-updates-are-merged" text:style-name="Internet_20_link" text:visited-style-name="Visited_20_Internet_20_Link"><text:span text:style-name="Strong_20_Emphasis">see the documentation</text:span></text:a>.</text:p>
      <text:p text:style-name="Text_20_body">We will now make a few changes to the Game’s <text:span text:style-name="Source_20_Text">handleClick</text:span> method which fires when you click on a square.</text:p>
      <text:p text:style-name="Text_20_body">The <text:span text:style-name="Source_20_Text">stepNumber</text:span> state we’ve added reflects the move displayed to the user now. After we make a new move, we need to update <text:span text:style-name="Source_20_Text">stepNumber</text:span> by adding <text:span text:style-name="Source_20_Text">stepNumber: history.length</text:span> as part of the <text:span text:style-name="Source_20_Text">this.setState</text:span> argument. This ensures we don’t get stuck showing the same move after a new one has been made.</text:p>
      <text:p text:style-name="Text_20_body">We will also replace reading <text:span text:style-name="Source_20_Text">this.state.history</text:span> with <text:span text:style-name="Source_20_Text">this.state.history.slice(0, this.state.stepNumber + 1)</text:span>. This ensures that if we “go back in time” and then make a new move from that point, we throw away all the “future” history that would now be incorrect.</text:p>
      <text:p text:style-name="Preformatted_20_Text"><text:span text:style-name="Source_20_Text"><text:s text:c="2"/>handleClick(i) {</text:span></text:p>
      <text:p text:style-name="Preformatted_20_Text"><text:span text:style-name="Source_20_Text"><text:s text:c="4"/>const history = this.state.history.slice(0, this.state.stepNumber + 1); <text:s text:c="3"/>const current = history[history.length - 1];</text:span></text:p>
      <text:p text:style-name="Preformatted_20_Text"><text:span text:style-name="Source_20_Text"><text:s text:c="4"/>const squares = current.squares.slice();</text:span></text:p>
      <text:p text:style-name="Preformatted_20_Text"><text:span text:style-name="Source_20_Text"><text:s text:c="4"/>if (calculateWinner(squares) || squares[i]) {</text:span></text:p>
      <text:p text:style-name="Preformatted_20_Text"><text:span text:style-name="Source_20_Text"><text:s text:c="6"/>return;</text:span></text:p>
      <text:p text:style-name="Preformatted_20_Text"><text:span text:style-name="Source_20_Text"><text:s text:c="4"/>}</text:span></text:p>
      <text:p text:style-name="Preformatted_20_Text"><text:span text:style-name="Source_20_Text"><text:s text:c="4"/>squares[i] = this.state.xIsNext ? 'X' : 'O';</text:span></text:p>
      <text:p text:style-name="Preformatted_20_Text"><text:span text:style-name="Source_20_Text"><text:s text:c="4"/>this.setState({</text:span></text:p>
      <text:p text:style-name="Preformatted_20_Text"><text:span text:style-name="Source_20_Text"><text:s text:c="6"/>history: history.concat([{</text:span></text:p>
      <text:p text:style-name="Preformatted_20_Text"><text:span text:style-name="Source_20_Text"><text:s text:c="8"/>squares: squares</text:span></text:p>
      <text:p text:style-name="Preformatted_20_Text"><text:span text:style-name="Source_20_Text"><text:s text:c="6"/>}]),</text:span></text:p>
      <text:p text:style-name="Preformatted_20_Text"><text:span text:style-name="Source_20_Text"><text:s text:c="6"/>stepNumber: history.length, <text:s text:c="5"/>xIsNext: !this.state.xIsNext,</text:span></text:p>
      <text:p text:style-name="Preformatted_20_Text"><text:span text:style-name="Source_20_Text"><text:s text:c="4"/>});</text:span></text:p>
      <text:p text:style-name="P1"><text:span text:style-name="Source_20_Text"><text:s text:c="2"/>}</text:span></text:p>
      <text:p text:style-name="Text_20_body">Finally, we will modify the Game component’s <text:span text:style-name="Source_20_Text">render</text:span> method from always rendering the last move to rendering the currently selected move according to <text:span text:style-name="Source_20_Text">stepNumber</text:span>:</text:p>
      <text:p text:style-name="Preformatted_20_Text"><text:span text:style-name="Source_20_Text"><text:s text:c="2"/>render() {</text:span></text:p>
      <text:p text:style-name="Preformatted_20_Text"><text:span text:style-name="Source_20_Text"><text:s text:c="4"/>const history = this.state.history;</text:span></text:p>
      <text:p text:style-name="Preformatted_20_Text"><text:span text:style-name="Source_20_Text"><text:s text:c="4"/>const current = history[this.state.stepNumber]; <text:s text:c="3"/>const winner = calculateWinner(current.squares);</text:span></text:p>
      <text:p text:style-name="Preformatted_20_Text"/>
      <text:p text:style-name="P1"><text:span text:style-name="Source_20_Text"><text:s text:c="4"/>// the rest has not changed</text:span></text:p>
      <text:p text:style-name="Text_20_body">If we click on any step in the game’s history, the tic-tac-toe board should immediately update to show what the board looked like after that step occurred.</text:p>
      <text:p text:style-name="Text_20_body"><text:a xlink:type="simple" xlink:href="https://codepen.io/gaearon/pen/gWWZgR?editors=0010" office:target-frame-name="_blank" xlink:show="new" text:style-name="Internet_20_link" text:visited-style-name="Visited_20_Internet_20_Link"><text:span text:style-name="Strong_20_Emphasis">View the full code at this point</text:span></text:a></text:p>
      <text:h text:style-name="Heading_20_3" text:outline-level="3"><text:bookmark text:name="wrapping-up"/>Wrapping Up </text:h>
      <text:p text:style-name="Text_20_body">Congratulations! You’ve created a tic-tac-toe game that:</text:p>
      <text:list xml:id="list580008994" text:style-name="L8">
        <text:list-item>
          <text:p text:style-name="P19">Lets you play tic-tac-toe, </text:p>
        </text:list-item>
        <text:list-item>
          <text:p text:style-name="P19">Indicates when a player has won the game, </text:p>
        </text:list-item>
        <text:list-item>
          <text:p text:style-name="P19">Stores a game’s history as a game progresses, </text:p>
        </text:list-item>
        <text:list-item>
          <text:p text:style-name="P18">Allows players to review a game’s history and see previous versions of a game’s board. </text:p>
        </text:list-item>
      </text:list>
      <text:p text:style-name="Text_20_body"><text:soft-page-break/>Nice work! We hope you now feel like you have a decent grasp of how React works.</text:p>
      <text:p text:style-name="Text_20_body">Check out the final result here: <text:a xlink:type="simple" xlink:href="https://codepen.io/gaearon/pen/gWWZgR?editors=0010" office:target-frame-name="_blank" xlink:show="new" text:style-name="Internet_20_link" text:visited-style-name="Visited_20_Internet_20_Link"><text:span text:style-name="Strong_20_Emphasis">Final Result</text:span></text:a>.</text:p>
      <text:p text:style-name="Text_20_body">If you have extra time or want to practice your new React skills, here are some ideas for improvements that you could make to the tic-tac-toe game which are listed in order of increasing difficulty:</text:p>
      <text:list xml:id="list4209826952" text:style-name="L9">
        <text:list-item>
          <text:p text:style-name="P21">Display the location for each move in the format (col, row) in the move history list. </text:p>
        </text:list-item>
        <text:list-item>
          <text:p text:style-name="P21">Bold the currently selected item in the move list. </text:p>
        </text:list-item>
        <text:list-item>
          <text:p text:style-name="P21">Rewrite Board to use two loops to make the squares instead of hardcoding them. </text:p>
        </text:list-item>
        <text:list-item>
          <text:p text:style-name="P21">Add a toggle button that lets you sort the moves in either ascending or descending order. </text:p>
        </text:list-item>
        <text:list-item>
          <text:p text:style-name="P21">When someone wins, highlight the three squares that caused the win. </text:p>
        </text:list-item>
        <text:list-item>
          <text:p text:style-name="P20">When no one wins, display a message about the result being a draw. </text:p>
        </text:list-item>
      </text:list>
      <text:p text:style-name="Text_20_body">Throughout this tutorial, we touched on React concepts including elements, components, props, and state. For a more detailed explanation of each of these topics, check out <text:a xlink:type="simple" xlink:href="https://legacy.reactjs.org/docs/hello-world.html" text:style-name="Internet_20_link" text:visited-style-name="Visited_20_Internet_20_Link">the rest of the documentation</text:a>. To learn more about defining components, check out the <text:a xlink:type="simple" xlink:href="https://legacy.reactjs.org/docs/react-component.html" text:style-name="Internet_20_link" text:visited-style-name="Visited_20_Internet_20_Link"><text:span text:style-name="Source_20_Text">React.Component</text:span></text:a><text:a xlink:type="simple" xlink:href="https://legacy.reactjs.org/docs/react-component.html" text:style-name="Internet_20_link" text:visited-style-name="Visited_20_Internet_20_Link"> API reference</text:a>.</text:p>
      <text:p text:style-name="Standard"><text:a xlink:type="simple" xlink:href="https://legacy.reactjs.org/tutorial/tutorial.html" text:style-name="Internet_20_link" text:visited-style-name="Visited_20_Internet_20_Link">https://legacy.reactjs.org/tutorial/tutorial.htm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12:52:07.808725251</meta:creation-date>
    <dc:date>2023-04-28T12:52:48.817134153</dc:date>
    <meta:editing-duration>PT48S</meta:editing-duration>
    <meta:editing-cycles>2</meta:editing-cycles>
    <meta:generator>LibreOffice/7.3.7.2$Linux_X86_64 LibreOffice_project/30$Build-2</meta:generator>
    <meta:document-statistic meta:table-count="0" meta:image-count="0" meta:object-count="0" meta:page-count="22" meta:paragraph-count="690" meta:word-count="6542" meta:character-count="43049" meta:non-whitespace-character-count="34653"/>
  </office:meta>
</office:document-meta>
</file>